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1.730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2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/>
    <style:style style:name="ce3" style:family="table-cell" style:parent-style-name="Default">
      <style:text-properties fo:color="#2cee0e" fo:font-weight="bold" style:font-weight-asian="bold" style:font-weight-complex="bold"/>
    </style:style>
    <style:style style:name="ce4" style:family="table-cell" style:parent-style-name="Default">
      <style:text-properties fo:color="#0369a3" fo:font-weight="bold" style:font-weight-asian="bold" style:font-weight-complex="bold"/>
    </style:style>
    <style:style style:name="ce5" style:family="table-cell" style:parent-style-name="Default">
      <style:text-properties fo:color="#8e03a3" fo:font-weight="bold" style:font-weight-asian="bold" style:font-weight-complex="bold"/>
    </style:style>
    <style:style style:name="ce6" style:family="table-cell" style:parent-style-name="Default">
      <style:text-properties fo:color="#00ffff" fo:font-weight="bold" style:font-weight-asian="bold" style:font-weight-complex="bold"/>
    </style:style>
    <style:style style:name="ce7" style:family="table-cell" style:parent-style-name="Default">
      <style:text-properties fo:color="#ffa500" fo:font-weight="bold" style:font-weight-asian="bold" style:font-weight-complex="bold"/>
    </style:style>
    <style:style style:name="ce8" style:family="table-cell" style:parent-style-name="Default">
      <style:text-properties fo:color="#ff00ff" fo:font-style="italic" style:font-style-asian="italic" style:font-style-complex="italic"/>
    </style:style>
    <style:style style:name="ce21" style:family="table-cell" style:parent-style-name="Default">
      <style:text-properties fo:color="#40e0d0" fo:font-weight="bold" style:font-weight-asian="bold" style:font-weight-complex="bold"/>
    </style:style>
    <style:style style:name="ce9" style:family="table-cell" style:parent-style-name="Default">
      <style:table-cell-properties fo:background-color="#fe7f00"/>
    </style:style>
    <style:style style:name="ce10" style:family="table-cell" style:parent-style-name="Default">
      <style:table-cell-properties fo:background-color="#00ffff"/>
      <style:text-properties fo:color="#000000"/>
    </style:style>
    <style:style style:name="ce24" style:family="table-cell" style:parent-style-name="Default">
      <style:table-cell-properties fo:background-color="#ffb6c1"/>
      <style:text-properties fo:color="#000000"/>
    </style:style>
    <style:style style:name="ce26" style:family="table-cell" style:parent-style-name="Default">
      <style:table-cell-properties fo:background-color="#00ff7f"/>
      <style:text-properties fo:color="#000000"/>
    </style:style>
    <style:style style:name="ce11" style:family="table-cell" style:parent-style-name="Default">
      <style:table-cell-properties fo:background-color="#00b4b4"/>
      <style:text-properties fo:color="#ff0000" fo:font-weight="bold" style:font-weight-asian="bold" style:font-weight-complex="bold"/>
    </style:style>
    <style:style style:name="ce12" style:family="table-cell" style:parent-style-name="Default">
      <style:table-cell-properties fo:background-color="#00b4b4"/>
    </style:style>
    <style:style style:name="ce25" style:family="table-cell" style:parent-style-name="Default" style:data-style-name="N100"/>
    <style:style style:name="ce41" style:family="table-cell" style:parent-style-name="Default" style:data-style-name="N100"/>
    <style:style style:name="ce37" style:family="table-cell" style:parent-style-name="Default" style:data-style-name="N99"/>
    <style:style style:name="ce38" style:family="table-cell" style:parent-style-name="Default" style:data-style-name="N0"/>
    <style:style style:name="ce50" style:family="table-cell" style:parent-style-name="Default" style:data-style-name="N100">
      <style:text-properties fo:font-weight="bold" style:font-weight-asian="bold" style:font-weight-complex="bold"/>
    </style:style>
    <style:style style:name="ce45" style:family="table-cell" style:parent-style-name="Default" style:data-style-name="N100"/>
    <style:style style:name="ce53" style:family="table-cell" style:parent-style-name="Default" style:data-style-name="N100">
      <style:text-properties fo:font-weight="normal" style:font-weight-asian="normal" style:font-weight-complex="normal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ext-properties fo:color="#0000ff" fo:font-weight="bold" style:font-weight-asian="bold" style:font-weight-complex="bold"/>
    </style:style>
    <style:style style:name="ce57" style:family="table-cell" style:parent-style-name="Default">
      <style:text-properties fo:color="#800080" fo:font-weight="bold" style:font-weight-asian="bold" style:font-weight-complex="bold"/>
    </style:style>
    <style:style style:name="ce58" style:family="table-cell" style:parent-style-name="Default">
      <style:text-properties fo:color="#ff8c00" fo:font-weight="bold" style:font-weight-asian="bold" style:font-weight-complex="bold"/>
    </style:style>
    <style:style style:name="ce59" style:family="table-cell" style:parent-style-name="Default">
      <style:table-cell-properties fo:background-color="#00b4b4"/>
      <style:text-properties fo:color="#c9211e" fo:font-weight="bold" style:font-weight-asian="bold" style:font-weight-complex="bold"/>
    </style:style>
    <style:style style:name="ce60" style:family="table-cell" style:parent-style-name="Default">
      <style:table-cell-properties fo:background-color="#00ff00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ext-properties fo:font-weight="bold" style:font-weight-asian="bold" style:font-weight-complex="bold"/>
    </style:style>
    <style:style style:name="ce65" style:family="table-cell" style:parent-style-name="Default" style:data-style-name="N100">
      <style:text-properties fo:font-weight="normal" style:font-weight-asian="normal" style:font-weight-complex="normal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ackground-color="#e0ffff"/>
      <style:text-properties fo:color="#000000"/>
    </style:style>
    <style:style style:name="ce30" style:family="table-cell" style:parent-style-name="Default" style:data-style-name="N100">
      <style:table-cell-properties fo:background-color="#ffffe0"/>
    </style:style>
    <style:style style:name="ce31" style:family="table-cell" style:parent-style-name="Default" style:data-style-name="N100">
      <style:table-cell-properties fo:background-color="#e0ffff"/>
    </style:style>
    <style:style style:name="ce32" style:family="table-cell" style:parent-style-name="Default" style:data-style-name="N100">
      <style:table-cell-properties fo:background-color="#98fb98"/>
    </style:style>
    <style:style style:name="ce74" style:family="table-cell" style:parent-style-name="Default" style:data-style-name="N100">
      <style:text-properties fo:font-weight="bold" style:font-weight-asian="bold" style:font-weight-complex="bold"/>
    </style:style>
    <style:style style:name="ce75" style:family="table-cell" style:parent-style-name="Default" style:data-style-name="N100"/>
    <style:style style:name="ce76" style:family="table-cell" style:parent-style-name="Default" style:data-style-name="N100">
      <style:text-properties fo:font-weight="normal" style:font-weight-asian="normal" style:font-weight-complex="normal"/>
    </style:style>
    <style:style style:name="ce77" style:family="table-cell" style:parent-style-name="Default">
      <style:table-cell-properties fo:background-color="#ffff00"/>
    </style:style>
    <style:style style:name="ce78" style:family="table-cell" style:parent-style-name="Default" style:data-style-name="N100"/>
    <style:style style:name="ce79" style:family="table-cell" style:parent-style-name="Default" style:data-style-name="N100">
      <style:text-properties fo:font-weight="bold" style:font-weight-asian="bold" style:font-weight-complex="bold"/>
    </style:style>
    <style:style style:name="ce80" style:family="table-cell" style:parent-style-name="Default" style:data-style-name="N100">
      <style:text-properties fo:font-weight="normal" style:font-weight-asian="normal" style:font-weight-complex="normal"/>
    </style:style>
    <style:style style:name="ce81" style:family="table-cell" style:parent-style-name="Default" style:data-style-name="N100">
      <style:table-cell-properties fo:background-color="#ffff00"/>
      <style:text-properties fo:font-weight="normal" style:font-weight-asian="normal" style:font-weight-complex="normal"/>
    </style:style>
    <style:style style:name="ce8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le_System_SO_SYNC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80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001</text:p>
          </table:table-cell>
          <table:table-cell table:style-name="ce3"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801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000</text:p>
          </table:table-cell>
          <table:table-cell table:style-name="ce3" office:value-type="string" calcext:value-type="string">
            <text:p>s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802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801</text:p>
          </table:table-cell>
          <table:table-cell table:style-name="ce3" office:value-type="string" calcext:value-type="string">
            <text:p>s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803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887</text:p>
          </table:table-cell>
          <table:table-cell table:style-name="ce3" office:value-type="string" calcext:value-type="string">
            <text:p>s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804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00</text:p>
          </table:table-cell>
          <table:table-cell table:style-name="ce3" office:value-type="string" calcext:value-type="string">
            <text:p>s4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805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807</text:p>
          </table:table-cell>
          <table:table-cell table:style-name="ce3" office:value-type="string" calcext:value-type="string">
            <text:p>s5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806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936</text:p>
          </table:table-cell>
          <table:table-cell table:style-name="ce3" office:value-type="string" calcext:value-type="string">
            <text:p>s6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807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998</text:p>
          </table:table-cell>
          <table:table-cell table:style-name="ce3" office:value-type="string" calcext:value-type="string">
            <text:p>s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808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807</text:p>
          </table:table-cell>
          <table:table-cell table:style-name="ce3" office:value-type="string" calcext:value-type="string">
            <text:p>s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809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00</text:p>
          </table:table-cell>
          <table:table-cell table:style-name="ce3" office:value-type="string" calcext:value-type="string">
            <text:p>s9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810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6812</text:p>
          </table:table-cell>
          <table:table-cell table:style-name="ce3" office:value-type="string" calcext:value-type="string">
            <text:p>s10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811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937</text:p>
          </table:table-cell>
          <table:table-cell table:style-name="ce3" office:value-type="string" calcext:value-type="string">
            <text:p>s1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812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998</text:p>
          </table:table-cell>
          <table:table-cell table:style-name="ce3" office:value-type="string" calcext:value-type="string">
            <text:p>s1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813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8964</text:p>
          </table:table-cell>
          <table:table-cell table:style-name="ce3" office:value-type="string" calcext:value-type="string">
            <text:p>s13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814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801</text:p>
          </table:table-cell>
          <table:table-cell table:style-name="ce4" office:value-type="string" calcext:value-type="string">
            <text:p>s14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815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011</text:p>
          </table:table-cell>
          <table:table-cell table:style-name="ce4" office:value-type="string" calcext:value-type="string">
            <text:p>s15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816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943</text:p>
          </table:table-cell>
          <table:table-cell table:style-name="ce4" office:value-type="string" calcext:value-type="string">
            <text:p>s16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17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6935</text:p>
          </table:table-cell>
          <table:table-cell table:style-name="ce4" office:value-type="string" calcext:value-type="string">
            <text:p>s1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818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942</text:p>
          </table:table-cell>
          <table:table-cell table:style-name="ce4" office:value-type="string" calcext:value-type="string">
            <text:p>s1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819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7000</text:p>
          </table:table-cell>
          <table:table-cell table:style-name="ce4" office:value-type="string" calcext:value-type="string">
            <text:p>s19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820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887</text:p>
          </table:table-cell>
          <table:table-cell table:style-name="ce4" office:value-type="string" calcext:value-type="string">
            <text:p>s2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821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935</text:p>
          </table:table-cell>
          <table:table-cell table:style-name="ce4" office:value-type="string" calcext:value-type="string">
            <text:p>s21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822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946</text:p>
          </table:table-cell>
          <table:table-cell table:style-name="ce4" office:value-type="string" calcext:value-type="string">
            <text:p>s22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823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824</text:p>
          </table:table-cell>
          <table:table-cell table:style-name="ce4" office:value-type="string" calcext:value-type="string">
            <text:p>s23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24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24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825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3847</text:p>
          </table:table-cell>
          <table:table-cell table:style-name="ce4" office:value-type="string" calcext:value-type="string">
            <text:p>s25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826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824</text:p>
          </table:table-cell>
          <table:table-cell table:style-name="ce4" office:value-type="string" calcext:value-type="string">
            <text:p>s26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827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00</text:p>
          </table:table-cell>
          <table:table-cell table:style-name="ce4" office:value-type="string" calcext:value-type="string">
            <text:p>s2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828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829</text:p>
          </table:table-cell>
          <table:table-cell table:style-name="ce4" office:value-type="string" calcext:value-type="string">
            <text:p>s2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829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29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830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6935</text:p>
          </table:table-cell>
          <table:table-cell table:style-name="ce4" office:value-type="string" calcext:value-type="string">
            <text:p>s30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831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829</text:p>
          </table:table-cell>
          <table:table-cell table:style-name="ce4" office:value-type="string" calcext:value-type="string">
            <text:p>s31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832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7946</text:p>
          </table:table-cell>
          <table:table-cell table:style-name="ce4" office:value-type="string" calcext:value-type="string">
            <text:p>s32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833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4011</text:p>
          </table:table-cell>
          <table:table-cell table:style-name="ce4" office:value-type="string" calcext:value-type="string">
            <text:p>s33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834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944</text:p>
          </table:table-cell>
          <table:table-cell table:style-name="ce4" office:value-type="string" calcext:value-type="string">
            <text:p>s34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835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6842</text:p>
          </table:table-cell>
          <table:table-cell table:style-name="ce4" office:value-type="string" calcext:value-type="string">
            <text:p>s35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836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00</text:p>
          </table:table-cell>
          <table:table-cell table:style-name="ce4" office:value-type="string" calcext:value-type="string">
            <text:p>s36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837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844</text:p>
          </table:table-cell>
          <table:table-cell table:style-name="ce4" office:value-type="string" calcext:value-type="string">
            <text:p>s37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838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829</text:p>
          </table:table-cell>
          <table:table-cell table:style-name="ce4" office:value-type="string" calcext:value-type="string">
            <text:p>s38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839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00</text:p>
          </table:table-cell>
          <table:table-cell table:style-name="ce4" office:value-type="string" calcext:value-type="string">
            <text:p>s39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840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6843</text:p>
          </table:table-cell>
          <table:table-cell table:style-name="ce4" office:value-type="string" calcext:value-type="string">
            <text:p>s40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841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935</text:p>
          </table:table-cell>
          <table:table-cell table:style-name="ce4" office:value-type="string" calcext:value-type="string">
            <text:p>s41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842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42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843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43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844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44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845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824</text:p>
          </table:table-cell>
          <table:table-cell table:style-name="ce4" office:value-type="string" calcext:value-type="string">
            <text:p>s45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846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8822</text:p>
          </table:table-cell>
          <table:table-cell table:style-name="ce4" office:value-type="string" calcext:value-type="string">
            <text:p>s46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847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824</text:p>
          </table:table-cell>
          <table:table-cell table:style-name="ce4" office:value-type="string" calcext:value-type="string">
            <text:p>s47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848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7946</text:p>
          </table:table-cell>
          <table:table-cell table:style-name="ce4" office:value-type="string" calcext:value-type="string">
            <text:p>s48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849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11</text:p>
          </table:table-cell>
          <table:table-cell table:style-name="ce4" office:value-type="string" calcext:value-type="string">
            <text:p>s49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850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944</text:p>
          </table:table-cell>
          <table:table-cell table:style-name="ce4" office:value-type="string" calcext:value-type="string">
            <text:p>s50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851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6853</text:p>
          </table:table-cell>
          <table:table-cell table:style-name="ce4" office:value-type="string" calcext:value-type="string">
            <text:p>s51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852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945</text:p>
          </table:table-cell>
          <table:table-cell table:style-name="ce4" office:value-type="string" calcext:value-type="string">
            <text:p>s52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853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53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854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939</text:p>
          </table:table-cell>
          <table:table-cell table:style-name="ce4" office:value-type="string" calcext:value-type="string">
            <text:p>s54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855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7000</text:p>
          </table:table-cell>
          <table:table-cell table:style-name="ce4" office:value-type="string" calcext:value-type="string">
            <text:p>s55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856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6939</text:p>
          </table:table-cell>
          <table:table-cell table:style-name="ce4" office:value-type="string" calcext:value-type="string">
            <text:p>s56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857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940</text:p>
          </table:table-cell>
          <table:table-cell table:style-name="ce4" office:value-type="string" calcext:value-type="string">
            <text:p>s57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858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7946</text:p>
          </table:table-cell>
          <table:table-cell table:style-name="ce4" office:value-type="string" calcext:value-type="string">
            <text:p>s58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859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6940</text:p>
          </table:table-cell>
          <table:table-cell table:style-name="ce4" office:value-type="string" calcext:value-type="string">
            <text:p>s59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860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8887</text:p>
          </table:table-cell>
          <table:table-cell table:style-name="ce4" office:value-type="string" calcext:value-type="string">
            <text:p>s60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861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800</text:p>
          </table:table-cell>
          <table:table-cell table:style-name="ce5" office:value-type="string" calcext:value-type="string">
            <text:p>s61</text:p>
          </table:table-cell>
          <table:table-cell office:value-type="string" calcext:value-type="string">
            <text:p>Añadir proceso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862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3884</text:p>
          </table:table-cell>
          <table:table-cell table:style-name="ce5" office:value-type="string" calcext:value-type="string">
            <text:p>s62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863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939</text:p>
          </table:table-cell>
          <table:table-cell table:style-name="ce5" office:value-type="string" calcext:value-type="string">
            <text:p>s63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864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00</text:p>
          </table:table-cell>
          <table:table-cell table:style-name="ce5" office:value-type="string" calcext:value-type="string">
            <text:p>s64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865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6939</text:p>
          </table:table-cell>
          <table:table-cell table:style-name="ce5" office:value-type="string" calcext:value-type="string">
            <text:p>s65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866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940</text:p>
          </table:table-cell>
          <table:table-cell table:style-name="ce5" office:value-type="string" calcext:value-type="string">
            <text:p>s66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867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946</text:p>
          </table:table-cell>
          <table:table-cell table:style-name="ce5" office:value-type="string" calcext:value-type="string">
            <text:p>s67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868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6940</text:p>
          </table:table-cell>
          <table:table-cell table:style-name="ce5" office:value-type="string" calcext:value-type="string">
            <text:p>s68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869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944</text:p>
          </table:table-cell>
          <table:table-cell table:style-name="ce5" office:value-type="string" calcext:value-type="string">
            <text:p>s69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870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6876</text:p>
          </table:table-cell>
          <table:table-cell table:style-name="ce5" office:value-type="string" calcext:value-type="string">
            <text:p>s70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871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00</text:p>
          </table:table-cell>
          <table:table-cell table:style-name="ce5" office:value-type="string" calcext:value-type="string">
            <text:p>s71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872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878</text:p>
          </table:table-cell>
          <table:table-cell table:style-name="ce5" office:value-type="string" calcext:value-type="string">
            <text:p>s72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873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00</text:p>
          </table:table-cell>
          <table:table-cell table:style-name="ce5" office:value-type="string" calcext:value-type="string">
            <text:p>s73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874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881</text:p>
          </table:table-cell>
          <table:table-cell table:style-name="ce5" office:value-type="string" calcext:value-type="string">
            <text:p>s74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875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939</text:p>
          </table:table-cell>
          <table:table-cell table:style-name="ce5" office:value-type="string" calcext:value-type="string">
            <text:p>s75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876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998</text:p>
          </table:table-cell>
          <table:table-cell table:style-name="ce5" office:value-type="string" calcext:value-type="string">
            <text:p>s76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877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800</text:p>
          </table:table-cell>
          <table:table-cell table:style-name="ce5" office:value-type="string" calcext:value-type="string">
            <text:p>s77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878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998</text:p>
          </table:table-cell>
          <table:table-cell table:style-name="ce5" office:value-type="string" calcext:value-type="string">
            <text:p>s78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879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000</text:p>
          </table:table-cell>
          <table:table-cell table:style-name="ce5" office:value-type="string" calcext:value-type="string">
            <text:p>s79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880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7000</text:p>
          </table:table-cell>
          <table:table-cell table:style-name="ce5" office:value-type="string" calcext:value-type="string">
            <text:p>s80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881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998</text:p>
          </table:table-cell>
          <table:table-cell table:style-name="ce5" office:value-type="string" calcext:value-type="string">
            <text:p>s81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882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945</text:p>
          </table:table-cell>
          <table:table-cell table:style-name="ce5" office:value-type="string" calcext:value-type="string">
            <text:p>s82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883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6800</text:p>
          </table:table-cell>
          <table:table-cell table:style-name="ce5" office:value-type="string" calcext:value-type="string">
            <text:p>s83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884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942</text:p>
          </table:table-cell>
          <table:table-cell table:style-name="ce6" office:value-type="string" calcext:value-type="string">
            <text:p>s84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885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7000</text:p>
          </table:table-cell>
          <table:table-cell table:style-name="ce6" office:value-type="string" calcext:value-type="string">
            <text:p>s85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886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3000</text:p>
          </table:table-cell>
          <table:table-cell table:style-name="ce6" office:value-type="string" calcext:value-type="string">
            <text:p>s86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887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939</text:p>
          </table:table-cell>
          <table:table-cell table:style-name="ce6" office:value-type="string" calcext:value-type="string">
            <text:p>s87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888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7000</text:p>
          </table:table-cell>
          <table:table-cell table:style-name="ce6" office:value-type="string" calcext:value-type="string">
            <text:p>s88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89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926</text:p>
          </table:table-cell>
          <table:table-cell table:style-name="ce6" office:value-type="string" calcext:value-type="string">
            <text:p>s89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890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942</text:p>
          </table:table-cell>
          <table:table-cell table:style-name="ce7" office:value-type="string" calcext:value-type="string">
            <text:p>s90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891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91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892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6942</text:p>
          </table:table-cell>
          <table:table-cell table:style-name="ce7" office:value-type="string" calcext:value-type="string">
            <text:p>s92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893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941</text:p>
          </table:table-cell>
          <table:table-cell table:style-name="ce7" office:value-type="string" calcext:value-type="string">
            <text:p>s93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894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946</text:p>
          </table:table-cell>
          <table:table-cell table:style-name="ce7" office:value-type="string" calcext:value-type="string">
            <text:p>s94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895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6941</text:p>
          </table:table-cell>
          <table:table-cell table:style-name="ce7" office:value-type="string" calcext:value-type="string">
            <text:p>s95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896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939</text:p>
          </table:table-cell>
          <table:table-cell table:style-name="ce7" office:value-type="string" calcext:value-type="string">
            <text:p>s96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897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7942</text:p>
          </table:table-cell>
          <table:table-cell table:style-name="ce7" office:value-type="string" calcext:value-type="string">
            <text:p>s97</text:p>
          </table:table-cell>
          <table:table-cell table:number-columns-repeated="5"/>
          <table:table-cell table:style-name="ce1" office:value-type="string" calcext:value-type="string">
            <text:p>7939</text:p>
          </table:table-cell>
          <table:table-cell table:style-name="ce7" office:value-type="string" calcext:value-type="string">
            <text:p>s9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898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3919</text:p>
          </table:table-cell>
          <table:table-cell table:style-name="ce7" office:value-type="string" calcext:value-type="string">
            <text:p>s98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899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941</text:p>
          </table:table-cell>
          <table:table-cell table:style-name="ce7" office:value-type="string" calcext:value-type="string">
            <text:p>s99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900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944</text:p>
          </table:table-cell>
          <table:table-cell table:style-name="ce7" office:value-type="string" calcext:value-type="string">
            <text:p>s100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901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6801</text:p>
          </table:table-cell>
          <table:table-cell table:style-name="ce7" office:value-type="string" calcext:value-type="string">
            <text:p>s101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902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941</text:p>
          </table:table-cell>
          <table:table-cell table:style-name="ce7" office:value-type="string" calcext:value-type="string">
            <text:p>s102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903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943</text:p>
          </table:table-cell>
          <table:table-cell table:style-name="ce7" office:value-type="string" calcext:value-type="string">
            <text:p>s103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904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104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905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6908</text:p>
          </table:table-cell>
          <table:table-cell table:style-name="ce7" office:value-type="string" calcext:value-type="string">
            <text:p>s105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906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106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907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6917</text:p>
          </table:table-cell>
          <table:table-cell table:style-name="ce7" office:value-type="string" calcext:value-type="string">
            <text:p>s107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908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08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909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6918</text:p>
          </table:table-cell>
          <table:table-cell table:style-name="ce7" office:value-type="string" calcext:value-type="string">
            <text:p>s109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910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917</text:p>
          </table:table-cell>
          <table:table-cell table:style-name="ce7" office:value-type="string" calcext:value-type="string">
            <text:p>s110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911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111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912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6913</text:p>
          </table:table-cell>
          <table:table-cell table:style-name="ce7" office:value-type="string" calcext:value-type="string">
            <text:p>s112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913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13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914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6949</text:p>
          </table:table-cell>
          <table:table-cell table:style-name="ce7" office:value-type="string" calcext:value-type="string">
            <text:p>s114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915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1000</text:p>
          </table:table-cell>
          <table:table-cell table:style-name="ce8" office:value-type="string" calcext:value-type="string">
            <text:p>s115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916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6003</text:p>
          </table:table-cell>
          <table:table-cell table:style-name="ce8" office:value-type="string" calcext:value-type="string">
            <text:p>s116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917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1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918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18</text:p>
          </table:table-cell>
          <table:table-cell office:value-type="string" calcext:value-type="string">
            <text:p>LastDirectionSO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919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1938</text:p>
          </table:table-cell>
          <table:table-cell table:style-name="ce7" office:value-type="string" calcext:value-type="string">
            <text:p>s119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920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6941</text:p>
          </table:table-cell>
          <table:table-cell table:style-name="ce7" office:value-type="string" calcext:value-type="string">
            <text:p>s120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921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943</text:p>
          </table:table-cell>
          <table:table-cell table:style-name="ce7" office:value-type="string" calcext:value-type="string">
            <text:p>s121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922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6923</text:p>
          </table:table-cell>
          <table:table-cell table:style-name="ce7" office:value-type="string" calcext:value-type="string">
            <text:p>s122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923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23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924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6942</text:p>
          </table:table-cell>
          <table:table-cell table:style-name="ce7" office:value-type="string" calcext:value-type="string">
            <text:p>s124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925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8899</text:p>
          </table:table-cell>
          <table:table-cell table:style-name="ce7" office:value-type="string" calcext:value-type="string">
            <text:p>s125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926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1000</text:p>
          </table:table-cell>
          <table:table-cell table:style-name="ce21" office:value-type="string" calcext:value-type="string">
            <text:p>s126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927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7000</text:p>
          </table:table-cell>
          <table:table-cell table:style-name="ce21" office:value-type="string" calcext:value-type="string">
            <text:p>s12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928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6942</text:p>
          </table:table-cell>
          <table:table-cell table:style-name="ce21" office:value-type="string" calcext:value-type="string">
            <text:p>s128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929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1938</text:p>
          </table:table-cell>
          <table:table-cell table:style-name="ce21" office:value-type="string" calcext:value-type="string">
            <text:p>s129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930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7946</text:p>
          </table:table-cell>
          <table:table-cell table:style-name="ce21" office:value-type="string" calcext:value-type="string">
            <text:p>s130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931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6941</text:p>
          </table:table-cell>
          <table:table-cell table:style-name="ce21" office:value-type="string" calcext:value-type="string">
            <text:p>s131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932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8000</text:p>
          </table:table-cell>
          <table:table-cell table:style-name="ce21" office:value-type="string" calcext:value-type="string">
            <text:p>s132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933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Default"/>
          <table:table-cell table:style-name="ce21" office:value-type="string" calcext:value-type="string">
            <text:p>s133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934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935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0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936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1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937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2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938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976</text:p>
          </table:table-cell>
          <table:table-cell table:style-name="ce9" office:value-type="string" calcext:value-type="string">
            <text:p>c3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939</text:p>
          </table:table-cell>
          <table:table-cell table:number-columns-repeated="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000</text:p>
          </table:table-cell>
          <table:table-cell table:style-name="ce9" office:value-type="string" calcext:value-type="string">
            <text:p>c4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940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972</text:p>
          </table:table-cell>
          <table:table-cell table:style-name="ce9" office:value-type="string" calcext:value-type="string">
            <text:p>c5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941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972</text:p>
          </table:table-cell>
          <table:table-cell table:style-name="ce9" office:value-type="string" calcext:value-type="string">
            <text:p>c6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942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000</text:p>
          </table:table-cell>
          <table:table-cell table:style-name="ce9" office:value-type="string" calcext:value-type="string">
            <text:p>c7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943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1000</text:p>
          </table:table-cell>
          <table:table-cell table:style-name="ce9" office:value-type="string" calcext:value-type="string">
            <text:p>c8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944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6000</text:p>
          </table:table-cell>
          <table:table-cell table:style-name="ce9" office:value-type="string" calcext:value-type="string">
            <text:p>c9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945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-0001</text:p>
          </table:table-cell>
          <table:table-cell table:style-name="ce9" office:value-type="string" calcext:value-type="string">
            <text:p>c10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946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004</text:p>
          </table:table-cell>
          <table:table-cell table:style-name="ce9" office:value-type="string" calcext:value-type="string">
            <text:p>c11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947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002</text:p>
          </table:table-cell>
          <table:table-cell table:style-name="ce9" office:value-type="string" calcext:value-type="string">
            <text:p>c12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948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8000</text:p>
          </table:table-cell>
          <table:table-cell table:style-name="ce9" office:value-type="string" calcext:value-type="string">
            <text:p>c13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949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14</text:p>
          </table:table-cell>
          <table:table-cell office:value-type="string" calcext:value-type="string">
            <text:p>directionSaverJump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950</text:p>
          </table:table-cell>
          <table:table-cell table:number-columns-repeated="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998</text:p>
          </table:table-cell>
          <table:table-cell table:style-name="ce10" office:value-type="string" calcext:value-type="string">
            <text:p>e0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951</text:p>
          </table:table-cell>
          <table:table-cell table:number-columns-repeated="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6937</text:p>
          </table:table-cell>
          <table:table-cell table:style-name="ce10" office:value-type="string" calcext:value-type="string">
            <text:p>e1</text:p>
          </table:table-cell>
          <table:table-cell office:value-type="string" calcext:value-type="string">
            <text:p>directionPreSo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952</text:p>
          </table:table-cell>
          <table:table-cell table:number-columns-repeated="8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1000</text:p>
          </table:table-cell>
          <table:table-cell table:style-name="ce24" office:value-type="string" calcext:value-type="string">
            <text:p>e2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953</text:p>
          </table:table-cell>
          <table:table-cell table:number-columns-repeated="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7000</text:p>
          </table:table-cell>
          <table:table-cell table:style-name="ce24" office:value-type="string" calcext:value-type="string">
            <text:p>e3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954</text:p>
          </table:table-cell>
          <table:table-cell table:number-columns-repeated="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6003</text:p>
          </table:table-cell>
          <table:table-cell table:style-name="ce24" office:value-type="string" calcext:value-type="string">
            <text:p>e4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955</text:p>
          </table:table-cell>
          <table:table-cell table:number-columns-repeated="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1950</text:p>
          </table:table-cell>
          <table:table-cell table:style-name="ce10"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956</text:p>
          </table:table-cell>
          <table:table-cell table:number-columns-repeated="8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2948</text:p>
          </table:table-cell>
          <table:table-cell table:style-name="ce10" office:value-type="string" calcext:value-type="string">
            <text:p>e6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957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6936</text:p>
          </table:table-cell>
          <table:table-cell table:style-name="ce10" office:value-type="string" calcext:value-type="string">
            <text:p>e7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958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1999</text:p>
          </table:table-cell>
          <table:table-cell table:style-name="ce10" office:value-type="string" calcext:value-type="string">
            <text:p>e8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959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6949</text:p>
          </table:table-cell>
          <table:table-cell table:style-name="ce10" office:value-type="string" calcext:value-type="string">
            <text:p>e9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960</text:p>
          </table:table-cell>
          <table:table-cell table:number-columns-repeated="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1950</text:p>
          </table:table-cell>
          <table:table-cell table:style-name="ce10" office:value-type="string" calcext:value-type="string">
            <text:p>e10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961</text:p>
          </table:table-cell>
          <table:table-cell table:number-columns-repeated="8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3963</text:p>
          </table:table-cell>
          <table:table-cell table:style-name="ce10" office:value-type="string" calcext:value-type="string">
            <text:p>e11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962</text:p>
          </table:table-cell>
          <table:table-cell table:number-columns-repeated="8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8802</text:p>
          </table:table-cell>
          <table:table-cell table:style-name="ce10" office:value-type="string" calcext:value-type="string">
            <text:p>e12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963</text:p>
          </table:table-cell>
          <table:table-cell table:number-columns-repeated="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8814</text:p>
          </table:table-cell>
          <table:table-cell table:style-name="ce10" office:value-type="string" calcext:value-type="string">
            <text:p>e13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964</text:p>
          </table:table-cell>
          <table:table-cell table:number-columns-repeated="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1812</text:p>
          </table:table-cell>
          <table:table-cell table:style-name="ce26" office:value-type="string" calcext:value-type="string">
            <text:p>e14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965</text:p>
          </table:table-cell>
          <table:table-cell table:number-columns-repeated="8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2000</text:p>
          </table:table-cell>
          <table:table-cell table:style-name="ce26" office:value-type="string" calcext:value-type="string">
            <text:p>e15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966</text:p>
          </table:table-cell>
          <table:table-cell table:number-columns-repeated="6"/>
          <table:table-cell table:style-name="ce1" office:value-type="string" calcext:value-type="string">
            <text:p>8802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6968</text:p>
          </table:table-cell>
          <table:table-cell table:style-name="ce26" office:value-type="string" calcext:value-type="string">
            <text:p>e16</text:p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967</text:p>
          </table:table-cell>
          <table:table-cell table:number-columns-repeated="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1949</text:p>
          </table:table-cell>
          <table:table-cell table:style-name="ce26" office:value-type="string" calcext:value-type="string">
            <text:p>e17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968</text:p>
          </table:table-cell>
          <table:table-cell table:number-columns-repeated="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998</text:p>
          </table:table-cell>
          <table:table-cell table:style-name="ce26" office:value-type="string" calcext:value-type="string">
            <text:p>e18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969</text:p>
          </table:table-cell>
          <table:table-cell table:number-columns-repeated="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8890</text:p>
          </table:table-cell>
          <table:table-cell table:style-name="ce26" office:value-type="string" calcext:value-type="string">
            <text:p>e19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970</text:p>
          </table:table-cell>
          <table:table-cell table:number-columns-repeated="8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style-name="ce26" office:value-type="string" calcext:value-type="string">
            <text:p>e20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971</text:p>
          </table:table-cell>
          <table:table-cell table:number-columns-repeated="8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972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000</text:p>
          </table:table-cell>
          <table:table-cell table:style-name="ce11" office:value-type="string" calcext:value-type="string">
            <text:p>p0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973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974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000</text:p>
          </table:table-cell>
          <table:table-cell table:style-name="ce12" office:value-type="string" calcext:value-type="string">
            <text:p>p2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0975</text:p>
          </table:table-cell>
          <table:table-cell table:number-columns-repeated="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8000</text:p>
          </table:table-cell>
          <table:table-cell table:style-name="ce12" office:value-type="string" calcext:value-type="string">
            <text:p>p3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976</text:p>
          </table:table-cell>
          <table:table-cell table:number-columns-repeated="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1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097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7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office:value-type="string" calcext:value-type="string">
            <text:p>Nueva bande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0999</text:p>
          </table:table-cell>
          <table:table-cell table:number-columns-repeated="8"/>
        </table:table-row>
        <table:table-row table:style-name="ro1" table:number-rows-repeated="17">
          <table:table-cell table:number-columns-repeated="10"/>
        </table:table-row>
        <table:table-row table:style-name="ro1" table:number-rows-repeated="42">
          <table:table-cell/>
          <table:table-cell table:style-name="ce2"/>
          <table:table-cell table:number-columns-repeated="8"/>
        </table:table-row>
        <table:table-row table:style-name="ro1">
          <table:table-cell/>
          <table:table-cell table:style-name="ce2"/>
          <table:table-cell table:number-columns-repeated="8"/>
        </table:table-row>
        <calcext:conditional-formats>
          <calcext:conditional-format calcext:target-range-address="File_System_SO_SYNC.I333:File_System_SO_SYNC.I333 File_System_SO_SYNC.B269:File_System_SO_SYNC.B459 File_System_SO_SYNC.I196:File_System_SO_SYNC.I196 File_System_SO_SYNC.B1:File_System_SO_SYNC.B267">
            <calcext:condition calcext:apply-style-name="Untitled1" calcext:value="contains-text(&quot;0998&quot;)" calcext:base-cell-address="File_System_SO_SYNC.B1"/>
          </calcext:conditional-format>
        </calcext:conditional-formats>
      </table:table>
      <table:table table:name="Target_SYNC" table:style-name="ta1">
        <table:table-column table:style-name="co3" table:default-cell-style-name="Default"/>
        <table:table-column table:style-name="co3" table:number-columns-repeated="2" table:default-cell-style-name="ce41"/>
        <table:table-column table:style-name="co3" table:default-cell-style-name="ce37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0002</text:p>
          </table:table-cell>
          <table:table-cell table:style-name="Default" table:number-columns-repeated="2"/>
          <table:table-cell table:style-name="ce2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8000</text:p>
          </table:table-cell>
          <table:table-cell table:style-name="Default" table:number-columns-repeated="2"/>
          <table:table-cell table:style-name="ce2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0003</text:p>
          </table:table-cell>
          <table:table-cell table:style-name="Default" table:number-columns-repeated="2"/>
          <table:table-cell table:style-name="ce2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0000</text:p>
          </table:table-cell>
          <table:table-cell table:style-name="Default" table:number-columns-repeated="2"/>
          <table:table-cell table:style-name="ce2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800</text:p>
          </table:table-cell>
          <table:table-cell table:number-columns-repeated="2"/>
          <table:table-cell table:style-name="ce3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000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80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0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80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80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80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88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80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80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680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80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93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80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80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80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80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8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81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81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93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81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81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964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81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80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1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401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81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94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81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93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81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94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81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70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82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88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82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93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2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946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823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82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82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82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84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82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82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827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82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682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829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83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693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83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82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832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7946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83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401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834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94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83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84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83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83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6844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83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29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839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84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6843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84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93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84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84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84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84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82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84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882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84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824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848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7946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849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401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85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944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85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6853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85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94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853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854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939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85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700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856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6939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85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94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858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794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859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694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86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8887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86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80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862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884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863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939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864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865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6939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866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94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8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946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868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694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86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944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87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876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87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872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878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873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874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6881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87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939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87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877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80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878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87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000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880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7000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881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88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945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88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680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884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942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885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700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886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3000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87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939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888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700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889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3926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890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942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891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892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6942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89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94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894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946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89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6941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896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939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897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7942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898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3919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899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941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90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944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901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6801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902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941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903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943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904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905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6908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906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907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6917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908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909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6918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910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917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911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912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6913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913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914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6949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91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000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91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6003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917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918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91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193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92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694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92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294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92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692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92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92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694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92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889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92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1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92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7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92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694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92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193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93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794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93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694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93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93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93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93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93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97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93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94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97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94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97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94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94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1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94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6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94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94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00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94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0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94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94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95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95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693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95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1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95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7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95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600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95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195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95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294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95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693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95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199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95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694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96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195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96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396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96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88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96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881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96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181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96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2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96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696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96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194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96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96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889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97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97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97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975</text:p>
          </table:table-cell>
          <table:table-cell table:style-name="Default" table:number-columns-repeated="2"/>
          <table:table-cell table:style-name="ce4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 table:style-name="ce4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976</text:p>
          </table:table-cell>
          <table:table-cell table:style-name="Default" table:number-columns-repeated="2"/>
          <table:table-cell table:style-name="ce4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 table:style-name="ce4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0980</text:p>
          </table:table-cell>
          <table:table-cell table:style-name="Default" table:number-columns-repeated="2"/>
          <table:table-cell table:style-name="ce4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 table:style-name="ce4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98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098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099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097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098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098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099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099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099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/>
        </table:table-row>
        <table:table-row table:style-name="ro1" table:number-rows-repeated="4">
          <table:table-cell/>
          <table:table-cell table:style-name="Default" table:number-columns-repeated="3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style-name="ce41"/>
        </table:table-row>
        <table:table-row table:style-name="ro1" table:number-rows-repeated="4">
          <table:table-cell/>
          <table:table-cell table:style-name="Default" table:number-columns-repeated="3"/>
          <table:table-cell/>
        </table:table-row>
        <table:table-row table:style-name="ro1" table:number-rows-repeated="3">
          <table:table-cell/>
          <table:table-cell table:style-name="Default" table:number-columns-repeated="3"/>
          <table:table-cell table:style-name="ce41"/>
        </table:table-row>
        <table:table-row table:style-name="ro1">
          <table:table-cell/>
          <table:table-cell table:style-name="Default" table:number-columns-repeated="3"/>
          <table:table-cell table:style-name="ce41"/>
        </table:table-row>
        <calcext:conditional-formats>
          <calcext:conditional-format calcext:target-range-address="Target_SYNC.C5:Target_SYNC.C242 Target_SYNC.E381:Target_SYNC.E384 Target_SYNC.E375:Target_SYNC.E376 Target_SYNC.E347:Target_SYNC.E352 Target_SYNC.B5:Target_SYNC.B370">
            <calcext:condition calcext:apply-style-name="Untitled1" calcext:value="contains-text(&quot;0998&quot;)" calcext:base-cell-address="Target_SYNC.B5"/>
          </calcext:conditional-format>
        </calcext:conditional-formats>
      </table:table>
      <table:table table:name="FS_SO_C" table:style-name="ta2">
        <table:table-column table:style-name="co3" table:default-cell-style-name="Default"/>
        <table:table-column table:style-name="co3" table:default-cell-style-name="ce53"/>
        <table:table-column table:style-name="co3" table:default-cell-style-name="ce58"/>
        <table:table-column table:style-name="co3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080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-0001</text:p>
          </table:table-cell>
          <table:table-cell table:style-name="ce3" office:value-type="string" calcext:value-type="string">
            <text:p>s</text:p>
          </table:table-cell>
          <table:table-cell table:number-columns-repeated="3"/>
          <table:table-cell table:style-name="ce50"/>
          <table:table-cell table:style-name="ce5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0" office:value-type="string" calcext:value-type="string">
            <text:p>0801</text:p>
          </table:table-cell>
          <table:table-cell table:style-name="ce3"/>
          <table:table-cell table:number-columns-repeated="3"/>
          <table:table-cell table:style-name="ce50"/>
          <table:table-cell table:style-name="ce5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6000</text:p>
          </table:table-cell>
          <table:table-cell table:style-name="ce3" office:value-type="string" calcext:value-type="string">
            <text:p>s1</text:p>
          </table:table-cell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table:style-name="ce50" office:value-type="string" calcext:value-type="string">
            <text:p>0802</text:p>
          </table:table-cell>
          <table:table-cell table:style-name="Default"/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office:value-type="string" calcext:value-type="string">
            <text:p>1801</text:p>
          </table:table-cell>
          <table:table-cell table:style-name="ce3" office:value-type="string" calcext:value-type="string">
            <text:p>s2</text:p>
          </table:table-cell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table:style-name="ce50" office:value-type="string" calcext:value-type="string">
            <text:p>0803</text:p>
          </table:table-cell>
          <table:table-cell table:style-name="Default"/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office:value-type="string" calcext:value-type="string">
            <text:p>3898</text:p>
          </table:table-cell>
          <table:table-cell table:style-name="ce3" office:value-type="string" calcext:value-type="string">
            <text:p>s3</text:p>
          </table:table-cell>
          <table:table-cell table:style-name="ce60"/>
          <table:table-cell table:number-columns-repeated="2"/>
          <table:table-cell table:style-name="ce50"/>
          <table:table-cell table:style-name="ce58"/>
        </table:table-row>
        <table:table-row table:style-name="ro1">
          <table:table-cell/>
          <table:table-cell table:style-name="ce50" office:value-type="string" calcext:value-type="string">
            <text:p>0804</text:p>
          </table:table-cell>
          <table:table-cell table:style-name="Default"/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3" office:value-type="string" calcext:value-type="string">
            <text:p>s4</text:p>
          </table:table-cell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table:style-name="ce50" office:value-type="string" calcext:value-type="string">
            <text:p>0805</text:p>
          </table:table-cell>
          <table:table-cell table:style-name="Default"/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office:value-type="string" calcext:value-type="string">
            <text:p>6807</text:p>
          </table:table-cell>
          <table:table-cell table:style-name="ce3" office:value-type="string" calcext:value-type="string">
            <text:p>s5</text:p>
          </table:table-cell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table:style-name="ce50" office:value-type="string" calcext:value-type="string">
            <text:p>0806</text:p>
          </table:table-cell>
          <table:table-cell table:style-name="Default"/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office:value-type="string" calcext:value-type="string">
            <text:p>1966</text:p>
          </table:table-cell>
          <table:table-cell table:style-name="ce3" office:value-type="string" calcext:value-type="string">
            <text:p>s6</text:p>
          </table:table-cell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table:style-name="ce50" office:value-type="string" calcext:value-type="string">
            <text:p>0807</text:p>
          </table:table-cell>
          <table:table-cell table:style-name="Default"/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table:style-name="ce45" office:value-type="string" calcext:value-type="string">
            <text:p>0998</text:p>
          </table:table-cell>
          <table:table-cell table:style-name="ce3" office:value-type="string" calcext:value-type="string">
            <text:p>s7</text:p>
          </table:table-cell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table:style-name="ce50" office:value-type="string" calcext:value-type="string">
            <text:p>0808</text:p>
          </table:table-cell>
          <table:table-cell table:style-name="Default"/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office:value-type="string" calcext:value-type="string">
            <text:p>1807</text:p>
          </table:table-cell>
          <table:table-cell table:style-name="ce3" office:value-type="string" calcext:value-type="string">
            <text:p>s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0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3" office:value-type="string" calcext:value-type="string">
            <text:p>s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12</text:p>
          </table:table-cell>
          <table:table-cell table:style-name="ce3" office:value-type="string" calcext:value-type="string">
            <text:p>s1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7</text:p>
          </table:table-cell>
          <table:table-cell table:style-name="ce3" office:value-type="string" calcext:value-type="string">
            <text:p>s1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3" office:value-type="string" calcext:value-type="string">
            <text:p>s1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3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12</text:p>
          </table:table-cell>
          <table:table-cell table:style-name="ce3" office:value-type="string" calcext:value-type="string">
            <text:p>s1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3" office:value-type="string" calcext:value-type="string">
            <text:p>s1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5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17</text:p>
          </table:table-cell>
          <table:table-cell table:style-name="ce3" office:value-type="string" calcext:value-type="string">
            <text:p>s1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6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9</text:p>
          </table:table-cell>
          <table:table-cell table:style-name="ce3" office:value-type="string" calcext:value-type="string">
            <text:p>s1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3" office:value-type="string" calcext:value-type="string">
            <text:p>s1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8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901</text:p>
          </table:table-cell>
          <table:table-cell table:style-name="ce3" office:value-type="string" calcext:value-type="string">
            <text:p>s18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19</text:p>
          </table:table-cell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01</text:p>
          </table:table-cell>
          <table:table-cell table:style-name="ce56" office:value-type="string" calcext:value-type="string">
            <text:p>s19</text:p>
          </table:table-cell>
          <table:table-cell office:value-type="string" calcext:value-type="string">
            <text:p>DirHalt</text:p>
          </table:table-cell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20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4011</text:p>
          </table:table-cell>
          <table:table-cell table:style-name="ce56" office:value-type="string" calcext:value-type="string">
            <text:p>s2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21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3</text:p>
          </table:table-cell>
          <table:table-cell table:style-name="ce56" office:value-type="string" calcext:value-type="string">
            <text:p>s2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22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5</text:p>
          </table:table-cell>
          <table:table-cell table:style-name="ce56" office:value-type="string" calcext:value-type="string">
            <text:p>s2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23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2</text:p>
          </table:table-cell>
          <table:table-cell table:style-name="ce56" office:value-type="string" calcext:value-type="string">
            <text:p>s2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2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56" office:value-type="string" calcext:value-type="string">
            <text:p>s2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2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3898</text:p>
          </table:table-cell>
          <table:table-cell table:style-name="ce56" office:value-type="string" calcext:value-type="string">
            <text:p>s25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26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5</text:p>
          </table:table-cell>
          <table:table-cell table:style-name="ce56" office:value-type="string" calcext:value-type="string">
            <text:p>s2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27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6</text:p>
          </table:table-cell>
          <table:table-cell table:style-name="ce56" office:value-type="string" calcext:value-type="string">
            <text:p>s2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28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29</text:p>
          </table:table-cell>
          <table:table-cell table:style-name="ce56" office:value-type="string" calcext:value-type="string">
            <text:p>s2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29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6" office:value-type="string" calcext:value-type="string">
            <text:p>s2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0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3852</text:p>
          </table:table-cell>
          <table:table-cell table:style-name="ce56" office:value-type="string" calcext:value-type="string">
            <text:p>s3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1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29</text:p>
          </table:table-cell>
          <table:table-cell table:style-name="ce56" office:value-type="string" calcext:value-type="string">
            <text:p>s3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2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82</text:p>
          </table:table-cell>
          <table:table-cell table:style-name="ce56" office:value-type="string" calcext:value-type="string">
            <text:p>s3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3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83</text:p>
          </table:table-cell>
          <table:table-cell table:style-name="ce56" office:value-type="string" calcext:value-type="string">
            <text:p>s3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5</text:p>
          </table:table-cell>
          <table:table-cell table:style-name="ce56" office:value-type="string" calcext:value-type="string">
            <text:p>s3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56" office:value-type="string" calcext:value-type="string">
            <text:p>s3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6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3850</text:p>
          </table:table-cell>
          <table:table-cell table:style-name="ce56" office:value-type="string" calcext:value-type="string">
            <text:p>s3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7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82</text:p>
          </table:table-cell>
          <table:table-cell table:style-name="ce56" office:value-type="string" calcext:value-type="string">
            <text:p>s3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8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65</text:p>
          </table:table-cell>
          <table:table-cell table:style-name="ce56" office:value-type="string" calcext:value-type="string">
            <text:p>s3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9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44</text:p>
          </table:table-cell>
          <table:table-cell table:style-name="ce56" office:value-type="string" calcext:value-type="string">
            <text:p>s3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0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976</text:p>
          </table:table-cell>
          <table:table-cell table:style-name="ce56" office:value-type="string" calcext:value-type="string">
            <text:p>s4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1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4011</text:p>
          </table:table-cell>
          <table:table-cell table:style-name="ce56" office:value-type="string" calcext:value-type="string">
            <text:p>s4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2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4</text:p>
          </table:table-cell>
          <table:table-cell table:style-name="ce56" office:value-type="string" calcext:value-type="string">
            <text:p>s4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3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45</text:p>
          </table:table-cell>
          <table:table-cell table:style-name="ce56" office:value-type="string" calcext:value-type="string">
            <text:p>s4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6" office:value-type="string" calcext:value-type="string">
            <text:p>s4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6" office:value-type="string" calcext:value-type="string">
            <text:p>s4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6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5</text:p>
          </table:table-cell>
          <table:table-cell table:style-name="ce56" office:value-type="string" calcext:value-type="string">
            <text:p>s4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7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56" office:value-type="string" calcext:value-type="string">
            <text:p>s4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8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5</text:p>
          </table:table-cell>
          <table:table-cell table:style-name="ce56" office:value-type="string" calcext:value-type="string">
            <text:p>s4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9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35</text:p>
          </table:table-cell>
          <table:table-cell table:style-name="ce56" office:value-type="string" calcext:value-type="string">
            <text:p>s4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0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29</text:p>
          </table:table-cell>
          <table:table-cell table:style-name="ce56" office:value-type="string" calcext:value-type="string">
            <text:p>s5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1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27</text:p>
          </table:table-cell>
          <table:table-cell table:style-name="ce56" office:value-type="string" calcext:value-type="string">
            <text:p>s5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2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29</text:p>
          </table:table-cell>
          <table:table-cell table:style-name="ce56" office:value-type="string" calcext:value-type="string">
            <text:p>s5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3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976</text:p>
          </table:table-cell>
          <table:table-cell table:style-name="ce56" office:value-type="string" calcext:value-type="string">
            <text:p>s5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4011</text:p>
          </table:table-cell>
          <table:table-cell table:style-name="ce56" office:value-type="string" calcext:value-type="string">
            <text:p>s5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4</text:p>
          </table:table-cell>
          <table:table-cell table:style-name="ce56" office:value-type="string" calcext:value-type="string">
            <text:p>s5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6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58</text:p>
          </table:table-cell>
          <table:table-cell table:style-name="ce56" office:value-type="string" calcext:value-type="string">
            <text:p>s5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7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5</text:p>
          </table:table-cell>
          <table:table-cell table:style-name="ce56" office:value-type="string" calcext:value-type="string">
            <text:p>s5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8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6" office:value-type="string" calcext:value-type="string">
            <text:p>s5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9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table:style-name="ce56" office:value-type="string" calcext:value-type="string">
            <text:p>s5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60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56" office:value-type="string" calcext:value-type="string">
            <text:p>s6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61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9</text:p>
          </table:table-cell>
          <table:table-cell table:style-name="ce56" office:value-type="string" calcext:value-type="string">
            <text:p>s6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62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0</text:p>
          </table:table-cell>
          <table:table-cell table:style-name="ce56" office:value-type="string" calcext:value-type="string">
            <text:p>s6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63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976</text:p>
          </table:table-cell>
          <table:table-cell table:style-name="ce56" office:value-type="string" calcext:value-type="string">
            <text:p>s6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6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0</text:p>
          </table:table-cell>
          <table:table-cell table:style-name="ce56" office:value-type="string" calcext:value-type="string">
            <text:p>s6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6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98</text:p>
          </table:table-cell>
          <table:table-cell table:style-name="ce56" office:value-type="string" calcext:value-type="string">
            <text:p>s65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66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00</text:p>
          </table:table-cell>
          <table:table-cell table:style-name="ce57" office:value-type="string" calcext:value-type="string">
            <text:p>s6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6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3895</text:p>
          </table:table-cell>
          <table:table-cell table:style-name="ce57" office:value-type="string" calcext:value-type="string">
            <text:p>s67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68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table:style-name="ce57" office:value-type="string" calcext:value-type="string">
            <text:p>s6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69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57" office:value-type="string" calcext:value-type="string">
            <text:p>s6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70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9</text:p>
          </table:table-cell>
          <table:table-cell table:style-name="ce57" office:value-type="string" calcext:value-type="string">
            <text:p>s7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71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0</text:p>
          </table:table-cell>
          <table:table-cell table:style-name="ce57" office:value-type="string" calcext:value-type="string">
            <text:p>s7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72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6</text:p>
          </table:table-cell>
          <table:table-cell table:style-name="ce57" office:value-type="string" calcext:value-type="string">
            <text:p>s7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73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0</text:p>
          </table:table-cell>
          <table:table-cell table:style-name="ce57" office:value-type="string" calcext:value-type="string">
            <text:p>s7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74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4</text:p>
          </table:table-cell>
          <table:table-cell table:style-name="ce57" office:value-type="string" calcext:value-type="string">
            <text:p>s7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75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87</text:p>
          </table:table-cell>
          <table:table-cell table:style-name="ce57" office:value-type="string" calcext:value-type="string">
            <text:p>s75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76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57" office:value-type="string" calcext:value-type="string">
            <text:p>s7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77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89</text:p>
          </table:table-cell>
          <table:table-cell table:style-name="ce57" office:value-type="string" calcext:value-type="string">
            <text:p>s77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78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57" office:value-type="string" calcext:value-type="string">
            <text:p>s7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79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92</text:p>
          </table:table-cell>
          <table:table-cell table:style-name="ce57" office:value-type="string" calcext:value-type="string">
            <text:p>s79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80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7</text:p>
          </table:table-cell>
          <table:table-cell table:style-name="ce57" office:value-type="string" calcext:value-type="string">
            <text:p>s8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81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85</text:p>
          </table:table-cell>
          <table:table-cell table:style-name="ce57" office:value-type="string" calcext:value-type="string">
            <text:p>s81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82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80</text:p>
          </table:table-cell>
          <table:table-cell table:style-name="ce57" office:value-type="string" calcext:value-type="string">
            <text:p>s8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83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57" office:value-type="string" calcext:value-type="string">
            <text:p>s8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84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80</text:p>
          </table:table-cell>
          <table:table-cell table:style-name="ce57" office:value-type="string" calcext:value-type="string">
            <text:p>s8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5</text:p>
          </table:table-cell>
          <table:table-cell table:style-name="ce57"/>
          <table:table-cell table:style-name="ce54"/>
          <table:table-cell table:number-columns-repeated="4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7" office:value-type="string" calcext:value-type="string">
            <text:p>s8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6</text:p>
          </table:table-cell>
          <table:table-cell table:style-name="ce57"/>
          <table:table-cell table:style-name="ce54"/>
          <table:table-cell table:number-columns-repeated="4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table:style-name="ce57" office:value-type="string" calcext:value-type="string">
            <text:p>s8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7</text:p>
          </table:table-cell>
          <table:table-cell table:style-name="ce57"/>
          <table:table-cell table:style-name="ce54"/>
          <table:table-cell table:number-columns-repeated="4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7" office:value-type="string" calcext:value-type="string">
            <text:p>s8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8</text:p>
          </table:table-cell>
          <table:table-cell table:style-name="ce57"/>
          <table:table-cell table:style-name="ce54"/>
          <table:table-cell table:number-columns-repeated="4"/>
        </table:table-row>
        <table:table-row table:style-name="ro1">
          <table:table-cell/>
          <table:table-cell office:value-type="string" calcext:value-type="string">
            <text:p>1800</text:p>
          </table:table-cell>
          <table:table-cell table:style-name="ce57" office:value-type="string" calcext:value-type="string">
            <text:p>s8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9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7" office:value-type="string" calcext:value-type="string">
            <text:p>s8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0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table:style-name="ce57" office:value-type="string" calcext:value-type="string">
            <text:p>s90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1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57" office:value-type="string" calcext:value-type="string">
            <text:p>s9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2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7" office:value-type="string" calcext:value-type="string">
            <text:p>s9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3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5</text:p>
          </table:table-cell>
          <table:table-cell table:style-name="ce57" office:value-type="string" calcext:value-type="string">
            <text:p>s93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4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00</text:p>
          </table:table-cell>
          <table:table-cell table:style-name="ce57" office:value-type="string" calcext:value-type="string">
            <text:p>s9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5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2</text:p>
          </table:table-cell>
          <table:table-cell table:style-name="ce6" office:value-type="string" calcext:value-type="string">
            <text:p>s9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6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6" office:value-type="string" calcext:value-type="string">
            <text:p>s9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7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3000</text:p>
          </table:table-cell>
          <table:table-cell table:style-name="ce6" office:value-type="string" calcext:value-type="string">
            <text:p>s9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8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table:style-name="ce6" office:value-type="string" calcext:value-type="string">
            <text:p>s9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9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6" office:value-type="string" calcext:value-type="string">
            <text:p>s9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3941</text:p>
          </table:table-cell>
          <table:table-cell table:style-name="ce6" office:value-type="string" calcext:value-type="string">
            <text:p>s100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72</text:p>
          </table:table-cell>
          <table:table-cell office:value-type="string" calcext:value-type="string">
            <text:p>s10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0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2</text:p>
          </table:table-cell>
          <table:table-cell office:value-type="string" calcext:value-type="string">
            <text:p>s103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71</text:p>
          </table:table-cell>
          <table:table-cell office:value-type="string" calcext:value-type="string">
            <text:p>s10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976</text:p>
          </table:table-cell>
          <table:table-cell office:value-type="string" calcext:value-type="string">
            <text:p>s10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1</text:p>
          </table:table-cell>
          <table:table-cell office:value-type="string" calcext:value-type="string">
            <text:p>s10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office:value-type="string" calcext:value-type="string">
            <text:p>s10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7972</text:p>
          </table:table-cell>
          <table:table-cell office:value-type="string" calcext:value-type="string">
            <text:p>s10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934</text:p>
          </table:table-cell>
          <table:table-cell office:value-type="string" calcext:value-type="string">
            <text:p>s109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0" office:value-type="string" calcext:value-type="string">
            <text:p>091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71</text:p>
          </table:table-cell>
          <table:table-cell office:value-type="string" calcext:value-type="string">
            <text:p>s110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974</text:p>
          </table:table-cell>
          <table:table-cell office:value-type="string" calcext:value-type="string">
            <text:p>s11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801</text:p>
          </table:table-cell>
          <table:table-cell office:value-type="string" calcext:value-type="string">
            <text:p>s11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71</text:p>
          </table:table-cell>
          <table:table-cell office:value-type="string" calcext:value-type="string">
            <text:p>s113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973</text:p>
          </table:table-cell>
          <table:table-cell office:value-type="string" calcext:value-type="string">
            <text:p>s11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1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19</text:p>
          </table:table-cell>
          <table:table-cell office:value-type="string" calcext:value-type="string">
            <text:p>s116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1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32</text:p>
          </table:table-cell>
          <table:table-cell office:value-type="string" calcext:value-type="string">
            <text:p>s118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1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33</text:p>
          </table:table-cell>
          <table:table-cell office:value-type="string" calcext:value-type="string">
            <text:p>s120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32</text:p>
          </table:table-cell>
          <table:table-cell office:value-type="string" calcext:value-type="string">
            <text:p>s121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2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28</text:p>
          </table:table-cell>
          <table:table-cell office:value-type="string" calcext:value-type="string">
            <text:p>s123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2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26</text:p>
          </table:table-cell>
          <table:table-cell office:value-type="string" calcext:value-type="string">
            <text:p>s125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2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2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004</text:p>
          </table:table-cell>
          <table:table-cell office:value-type="string" calcext:value-type="string">
            <text:p>s12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2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9</text:p>
          </table:table-cell>
          <table:table-cell office:value-type="string" calcext:value-type="string">
            <text:p>s12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s130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003</text:p>
          </table:table-cell>
          <table:table-cell office:value-type="string" calcext:value-type="string">
            <text:p>s13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3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33</text:p>
          </table:table-cell>
          <table:table-cell office:value-type="string" calcext:value-type="string">
            <text:p>LastDirections0</text:p>
          </table:table-cell>
          <table:table-cell table:number-columns-repeated="4"/>
        </table:table-row>
        <table:table-row table:style-name="ro1">
          <table:table-cell/>
          <table:table-cell table:style-name="ce54" office:value-type="string" calcext:value-type="string">
            <text:p>09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68</text:p>
          </table:table-cell>
          <table:table-cell office:value-type="string" calcext:value-type="string">
            <text:p>s13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1</text:p>
          </table:table-cell>
          <table:table-cell office:value-type="string" calcext:value-type="string">
            <text:p>s13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973</text:p>
          </table:table-cell>
          <table:table-cell office:value-type="string" calcext:value-type="string">
            <text:p>s13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38</text:p>
          </table:table-cell>
          <table:table-cell office:value-type="string" calcext:value-type="string">
            <text:p>s13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3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2</text:p>
          </table:table-cell>
          <table:table-cell office:value-type="string" calcext:value-type="string">
            <text:p>s13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910</text:p>
          </table:table-cell>
          <table:table-cell office:value-type="string" calcext:value-type="string">
            <text:p>s140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4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table:style-name="ce6" office:value-type="string" calcext:value-type="string">
            <text:p>s14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2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6" office:value-type="string" calcext:value-type="string">
            <text:p>s14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3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2</text:p>
          </table:table-cell>
          <table:table-cell table:style-name="ce6" office:value-type="string" calcext:value-type="string">
            <text:p>s143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4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table:style-name="Default" office:value-type="float" office:value="6004" calcext:value-type="float">
            <text:p>6004</text:p>
          </table:table-cell>
          <table:table-cell table:style-name="ce6" office:value-type="string" calcext:value-type="string">
            <text:p>s14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5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8</text:p>
          </table:table-cell>
          <table:table-cell table:style-name="ce6" office:value-type="string" calcext:value-type="string">
            <text:p>s14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6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976</text:p>
          </table:table-cell>
          <table:table-cell table:style-name="ce6" office:value-type="string" calcext:value-type="string">
            <text:p>s14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1</text:p>
          </table:table-cell>
          <table:table-cell table:style-name="ce6" office:value-type="string" calcext:value-type="string">
            <text:p>s14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8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6" office:value-type="string" calcext:value-type="string">
            <text:p>s14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ce50"/>
          <table:table-cell table:style-name="ce6"/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21" office:value-type="string" calcext:value-type="string">
            <text:p>e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1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7</text:p>
          </table:table-cell>
          <table:table-cell table:style-name="ce21" office:value-type="string" calcext:value-type="string">
            <text:p>e1</text:p>
          </table:table-cell>
          <table:table-cell office:value-type="string" calcext:value-type="string">
            <text:p>directionPreSo</text:p>
          </table:table-cell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952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table:style-name="ce21" office:value-type="string" calcext:value-type="string">
            <text:p>e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3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21" office:value-type="string" calcext:value-type="string">
            <text:p>e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4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6003</text:p>
          </table:table-cell>
          <table:table-cell table:style-name="ce21" office:value-type="string" calcext:value-type="string">
            <text:p>e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5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50</text:p>
          </table:table-cell>
          <table:table-cell table:style-name="ce21" office:value-type="string" calcext:value-type="string">
            <text:p>e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6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8</text:p>
          </table:table-cell>
          <table:table-cell table:style-name="ce21" office:value-type="string" calcext:value-type="string">
            <text:p>e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7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6</text:p>
          </table:table-cell>
          <table:table-cell table:style-name="ce21" office:value-type="string" calcext:value-type="string">
            <text:p>e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8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99</text:p>
          </table:table-cell>
          <table:table-cell table:style-name="ce21" office:value-type="string" calcext:value-type="string">
            <text:p>e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9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9</text:p>
          </table:table-cell>
          <table:table-cell table:style-name="ce21" office:value-type="string" calcext:value-type="string">
            <text:p>e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0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50</text:p>
          </table:table-cell>
          <table:table-cell table:style-name="ce21" office:value-type="string" calcext:value-type="string">
            <text:p>e1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1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3963</text:p>
          </table:table-cell>
          <table:table-cell table:style-name="ce21" office:value-type="string" calcext:value-type="string">
            <text:p>e1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2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02</text:p>
          </table:table-cell>
          <table:table-cell table:style-name="ce21" office:value-type="string" calcext:value-type="string">
            <text:p>e1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3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19</text:p>
          </table:table-cell>
          <table:table-cell table:style-name="ce21" office:value-type="string" calcext:value-type="string">
            <text:p>e13</text:p>
          </table:table-cell>
          <table:table-cell table:number-columns-repeated="5"/>
        </table:table-row>
        <table:table-row table:style-name="ro1">
          <table:table-cell/>
          <table:table-cell table:style-name="ce50"/>
          <table:table-cell table:style-name="ce21"/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5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c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c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c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774</text:p>
          </table:table-cell>
          <table:table-cell office:value-type="string" calcext:value-type="string">
            <text:p>c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c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769</text:p>
          </table:table-cell>
          <table:table-cell office:value-type="string" calcext:value-type="string">
            <text:p>c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769</text:p>
          </table:table-cell>
          <table:table-cell office:value-type="string" calcext:value-type="string">
            <text:p>c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c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c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c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office:value-type="string" calcext:value-type="string">
            <text:p>c1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5</text:p>
          </table:table-cell>
          <table:table-cell office:value-type="string" calcext:value-type="string">
            <text:p>c1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2</text:p>
          </table:table-cell>
          <table:table-cell office:value-type="string" calcext:value-type="string">
            <text:p>c1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c1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directionSaverJump</text:p>
          </table:table-cell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9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c1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8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4</text:p>
          </table:table-cell>
          <table:table-cell office:value-type="string" calcext:value-type="string">
            <text:p>c1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8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c1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8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4</text:p>
          </table:table-cell>
          <table:table-cell office:value-type="string" calcext:value-type="string">
            <text:p>c1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0" office:value-type="string" calcext:value-type="string">
            <text:p>09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81</text:p>
          </table:table-cell>
          <table:table-cell table:style-name="ce21" office:value-type="string" calcext:value-type="string">
            <text:p>e14</text:p>
          </table:table-cell>
          <table:table-cell office:value-type="string" calcext:value-type="string">
            <text:p>Añadir Proceso</text:p>
          </table:table-cell>
          <table:table-cell office:value-type="string" calcext:value-type="string">
            <text:p>Cambiado</text:p>
          </table:table-cell>
          <table:table-cell table:number-columns-repeated="3"/>
        </table:table-row>
        <table:table-row table:style-name="ro1">
          <table:table-cell/>
          <table:table-cell table:style-name="ce50" office:value-type="string" calcext:value-type="string">
            <text:p>098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7969</text:p>
          </table:table-cell>
          <table:table-cell table:style-name="ce21" office:value-type="string" calcext:value-type="string">
            <text:p>e1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8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00</text:p>
          </table:table-cell>
          <table:table-cell table:style-name="ce21" office:value-type="string" calcext:value-type="string">
            <text:p>e1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8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866</text:p>
          </table:table-cell>
          <table:table-cell table:style-name="ce21" office:value-type="string" calcext:value-type="string">
            <text:p>e17</text:p>
          </table:table-cell>
          <table:table-cell table:number-columns-repeated="5"/>
        </table:table-row>
        <table:table-row table:style-name="ro1" table:number-rows-repeated="5"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6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table:style-name="ce11" office:value-type="string" calcext:value-type="string">
            <text:p>p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table:style-name="ce12" office:value-type="string" calcext:value-type="string">
            <text:p>p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ZV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table:style-name="ce12" office:value-type="string" calcext:value-type="string">
            <text:p>p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6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8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1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1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3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1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6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8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59" office:value-type="string" calcext:value-type="string">
            <text:p>p2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1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2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3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59" office:value-type="string" calcext:value-type="string">
            <text:p>p2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6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2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8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2" office:value-type="string" calcext:value-type="string">
            <text:p>P30</text:p>
          </table:table-cell>
          <table:table-cell office:value-type="string" calcext:value-type="string">
            <text:p>Condicion de parada</text:p>
          </table:table-cell>
          <table:table-cell table:number-columns-repeated="4"/>
        </table:table-row>
        <table:table-row table:style-name="ro1">
          <table:table-cell/>
          <table:table-cell table:style-name="ce55"/>
          <table:table-cell table:style-name="Default"/>
          <table:table-cell table:number-columns-repeated="5"/>
        </table:table-row>
        <calcext:conditional-formats>
          <calcext:conditional-format calcext:target-range-address="FS_SO_C.G2:FS_SO_C.G17 FS_SO_C.B1:FS_SO_C.B170 FS_SO_C.B172:FS_SO_C.B172 FS_SO_C.B174:FS_SO_C.B174 FS_SO_C.B176:FS_SO_C.B176 FS_SO_C.B178:FS_SO_C.B178 FS_SO_C.B180:FS_SO_C.B180 FS_SO_C.B182:FS_SO_C.B182 FS_SO_C.B184:FS_SO_C.B184 FS_SO_C.B186:FS_SO_C.B186 FS_SO_C.B188:FS_SO_C.B188 FS_SO_C.B190:FS_SO_C.B190 FS_SO_C.B192:FS_SO_C.B192 FS_SO_C.B194:FS_SO_C.B194 FS_SO_C.B196:FS_SO_C.B196 FS_SO_C.B198:FS_SO_C.B198 FS_SO_C.B200:FS_SO_C.B200 FS_SO_C.B202:FS_SO_C.B202 FS_SO_C.B204:FS_SO_C.B204 FS_SO_C.B206:FS_SO_C.B206 FS_SO_C.B208:FS_SO_C.B208 FS_SO_C.B210:FS_SO_C.B210 FS_SO_C.B212:FS_SO_C.B212 FS_SO_C.B214:FS_SO_C.B214 FS_SO_C.B216:FS_SO_C.B216 FS_SO_C.B218:FS_SO_C.B218 FS_SO_C.B220:FS_SO_C.B222 FS_SO_C.B224:FS_SO_C.B224 FS_SO_C.B226:FS_SO_C.B226 FS_SO_C.B228:FS_SO_C.B228 FS_SO_C.B230:FS_SO_C.B230 FS_SO_C.B232:FS_SO_C.B232 FS_SO_C.B234:FS_SO_C.B234 FS_SO_C.B236:FS_SO_C.B236 FS_SO_C.B238:FS_SO_C.B238 FS_SO_C.B240:FS_SO_C.B240 FS_SO_C.B242:FS_SO_C.B242 FS_SO_C.B244:FS_SO_C.B244 FS_SO_C.B246:FS_SO_C.B246 FS_SO_C.B248:FS_SO_C.B248 FS_SO_C.B250:FS_SO_C.B250 FS_SO_C.B252:FS_SO_C.B252 FS_SO_C.B254:FS_SO_C.B254 FS_SO_C.B256:FS_SO_C.B256 FS_SO_C.B258:FS_SO_C.B258 FS_SO_C.B260:FS_SO_C.B260 FS_SO_C.B262:FS_SO_C.B262 FS_SO_C.B264:FS_SO_C.B264 FS_SO_C.B266:FS_SO_C.B266 FS_SO_C.B268:FS_SO_C.B268 FS_SO_C.B270:FS_SO_C.B270 FS_SO_C.B272:FS_SO_C.B272 FS_SO_C.B274:FS_SO_C.B274 FS_SO_C.B276:FS_SO_C.B276 FS_SO_C.B278:FS_SO_C.B278 FS_SO_C.B280:FS_SO_C.B280 FS_SO_C.B282:FS_SO_C.B282 FS_SO_C.B284:FS_SO_C.B284 FS_SO_C.B286:FS_SO_C.B286 FS_SO_C.B288:FS_SO_C.B288 FS_SO_C.B296:FS_SO_C.B296 FS_SO_C.B294:FS_SO_C.B294 FS_SO_C.B292:FS_SO_C.B292 FS_SO_C.B298:FS_SO_C.B443">
            <calcext:condition calcext:apply-style-name="Untitled1" calcext:value="contains-text(&quot;0998&quot;)" calcext:base-cell-address="FS_SO_C.B1"/>
          </calcext:conditional-format>
        </calcext:conditional-formats>
      </table:table>
      <table:table table:name="Tarjet_C" table:style-name="ta2">
        <table:table-column table:style-name="co3" table:default-cell-style-name="Default"/>
        <table:table-column table:style-name="co3" table:default-cell-style-name="ce65"/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3" office:value-type="string" calcext:value-type="string">
            <text:p>8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0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3" office:value-type="string" calcext:value-type="string">
            <text:p>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3" office:value-type="string" calcext:value-type="string">
            <text:p>00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3" office:value-type="string" calcext:value-type="string">
            <text:p>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4" office:value-type="string" calcext:value-type="string">
            <text:p>08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3" office:value-type="string" calcext:value-type="string">
            <text:p>-0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4" office:value-type="string" calcext:value-type="string">
            <text:p>08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3" office:value-type="string" calcext:value-type="string">
            <text:p>6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4" office:value-type="string" calcext:value-type="string">
            <text:p>08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4" office:value-type="string" calcext:value-type="string">
            <text:p>08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8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4" office:value-type="string" calcext:value-type="string">
            <text:p>08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4" office:value-type="string" calcext:value-type="string">
            <text:p>08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68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4" office:value-type="string" calcext:value-type="string">
            <text:p>08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4" office:value-type="string" calcext:value-type="string">
            <text:p>08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3" office:value-type="string" calcext:value-type="string">
            <text:p>09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4" office:value-type="string" calcext:value-type="string">
            <text:p>08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8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4" office:value-type="string" calcext:value-type="string">
            <text:p>08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4" office:value-type="string" calcext:value-type="string">
            <text:p>08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8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4" office:value-type="string" calcext:value-type="string">
            <text:p>08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9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4" office:value-type="string" calcext:value-type="string">
            <text:p>08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4" office:value-type="string" calcext:value-type="string">
            <text:p>08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8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4" office:value-type="string" calcext:value-type="string">
            <text:p>08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4" office:value-type="string" calcext:value-type="string">
            <text:p>08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8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4" office:value-type="string" calcext:value-type="string">
            <text:p>08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9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64" office:value-type="string" calcext:value-type="string">
            <text:p>08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4" office:value-type="string" calcext:value-type="string">
            <text:p>08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89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4" office:value-type="string" calcext:value-type="string">
            <text:p>08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4" office:value-type="string" calcext:value-type="string">
            <text:p>08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0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4" office:value-type="string" calcext:value-type="string">
            <text:p>08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9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4" office:value-type="string" calcext:value-type="string">
            <text:p>08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96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64" office:value-type="string" calcext:value-type="string">
            <text:p>08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9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4" office:value-type="string" calcext:value-type="string">
            <text:p>08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4" office:value-type="string" calcext:value-type="string">
            <text:p>08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8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4" office:value-type="string" calcext:value-type="string">
            <text:p>08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9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4" office:value-type="string" calcext:value-type="string">
            <text:p>08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9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4" office:value-type="string" calcext:value-type="string">
            <text:p>08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68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64" office:value-type="string" calcext:value-type="string">
            <text:p>08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64" office:value-type="string" calcext:value-type="string">
            <text:p>083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385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64" office:value-type="string" calcext:value-type="string">
            <text:p>08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82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4" office:value-type="string" calcext:value-type="string">
            <text:p>08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69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64" office:value-type="string" calcext:value-type="string">
            <text:p>08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9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64" office:value-type="string" calcext:value-type="string">
            <text:p>083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9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64" office:value-type="string" calcext:value-type="string">
            <text:p>08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64" office:value-type="string" calcext:value-type="string">
            <text:p>08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385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64" office:value-type="string" calcext:value-type="string">
            <text:p>08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9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64" office:value-type="string" calcext:value-type="string">
            <text:p>083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9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64" office:value-type="string" calcext:value-type="string">
            <text:p>083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68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64" office:value-type="string" calcext:value-type="string">
            <text:p>084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79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64" office:value-type="string" calcext:value-type="string">
            <text:p>08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40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4" office:value-type="string" calcext:value-type="string">
            <text:p>084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9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64" office:value-type="string" calcext:value-type="string">
            <text:p>08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68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64" office:value-type="string" calcext:value-type="string">
            <text:p>08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64" office:value-type="string" calcext:value-type="string">
            <text:p>08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4" office:value-type="string" calcext:value-type="string">
            <text:p>08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96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4" office:value-type="string" calcext:value-type="string">
            <text:p>084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4" office:value-type="string" calcext:value-type="string">
            <text:p>08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696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4" office:value-type="string" calcext:value-type="string">
            <text:p>084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883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4" office:value-type="string" calcext:value-type="string">
            <text:p>085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82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4" office:value-type="string" calcext:value-type="string">
            <text:p>08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882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64" office:value-type="string" calcext:value-type="string">
            <text:p>085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82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64" office:value-type="string" calcext:value-type="string">
            <text:p>085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797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64" office:value-type="string" calcext:value-type="string">
            <text:p>085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401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64" office:value-type="string" calcext:value-type="string">
            <text:p>085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97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64" office:value-type="string" calcext:value-type="string">
            <text:p>085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68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64" office:value-type="string" calcext:value-type="string">
            <text:p>085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97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64" office:value-type="string" calcext:value-type="string">
            <text:p>085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64" office:value-type="string" calcext:value-type="string">
            <text:p>085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64" office:value-type="string" calcext:value-type="string">
            <text:p>08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64" office:value-type="string" calcext:value-type="string">
            <text:p>086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696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64" office:value-type="string" calcext:value-type="string">
            <text:p>086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97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64" office:value-type="string" calcext:value-type="string">
            <text:p>086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797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64" office:value-type="string" calcext:value-type="string">
            <text:p>086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697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64" office:value-type="string" calcext:value-type="string">
            <text:p>086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889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64" office:value-type="string" calcext:value-type="string">
            <text:p>086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8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64" office:value-type="string" calcext:value-type="string">
            <text:p>086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389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64" office:value-type="string" calcext:value-type="string">
            <text:p>086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64" office:value-type="string" calcext:value-type="string">
            <text:p>086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64" office:value-type="string" calcext:value-type="string">
            <text:p>087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696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64" office:value-type="string" calcext:value-type="string">
            <text:p>08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97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64" office:value-type="string" calcext:value-type="string">
            <text:p>087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97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64" office:value-type="string" calcext:value-type="string">
            <text:p>087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697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64" office:value-type="string" calcext:value-type="string">
            <text:p>087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97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64" office:value-type="string" calcext:value-type="string">
            <text:p>087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688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64" office:value-type="string" calcext:value-type="string">
            <text:p>08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64" office:value-type="string" calcext:value-type="string">
            <text:p>087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688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64" office:value-type="string" calcext:value-type="string">
            <text:p>087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64" office:value-type="string" calcext:value-type="string">
            <text:p>087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689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64" office:value-type="string" calcext:value-type="string">
            <text:p>088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97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64" office:value-type="string" calcext:value-type="string">
            <text:p>08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688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64" office:value-type="string" calcext:value-type="string">
            <text:p>088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98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64" office:value-type="string" calcext:value-type="string">
            <text:p>088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64" office:value-type="string" calcext:value-type="string">
            <text:p>088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698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73" office:value-type="string" calcext:value-type="string">
            <text:p>088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73" office:value-type="string" calcext:value-type="string">
            <text:p>08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73" office:value-type="string" calcext:value-type="string">
            <text:p>088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73" office:value-type="string" calcext:value-type="string">
            <text:p>088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8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73" office:value-type="string" calcext:value-type="string">
            <text:p>088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73" office:value-type="string" calcext:value-type="string">
            <text:p>089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73" office:value-type="string" calcext:value-type="string">
            <text:p>089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73" office:value-type="string" calcext:value-type="string">
            <text:p>089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73" office:value-type="string" calcext:value-type="string">
            <text:p>08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9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73" office:value-type="string" calcext:value-type="string">
            <text:p>089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68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73" office:value-type="string" calcext:value-type="string">
            <text:p>089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9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73" office:value-type="string" calcext:value-type="string">
            <text:p>08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73" office:value-type="string" calcext:value-type="string">
            <text:p>089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30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73" office:value-type="string" calcext:value-type="string">
            <text:p>089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73" office:value-type="string" calcext:value-type="string">
            <text:p>089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73" office:value-type="string" calcext:value-type="string">
            <text:p>090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394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73" office:value-type="string" calcext:value-type="string">
            <text:p>090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97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73" office:value-type="string" calcext:value-type="string">
            <text:p>090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73" office:value-type="string" calcext:value-type="string">
            <text:p>090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697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73" office:value-type="string" calcext:value-type="string">
            <text:p>090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197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73" office:value-type="string" calcext:value-type="string">
            <text:p>090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97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73" office:value-type="string" calcext:value-type="string">
            <text:p>090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697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73" office:value-type="string" calcext:value-type="string">
            <text:p>090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73" office:value-type="string" calcext:value-type="string">
            <text:p>090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797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73" office:value-type="string" calcext:value-type="string">
            <text:p>090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393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64" office:value-type="string" calcext:value-type="string">
            <text:p>091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197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73" office:value-type="string" calcext:value-type="string">
            <text:p>091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297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73" office:value-type="string" calcext:value-type="string">
            <text:p>091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68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73" office:value-type="string" calcext:value-type="string">
            <text:p>091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197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73" office:value-type="string" calcext:value-type="string">
            <text:p>091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297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73" office:value-type="string" calcext:value-type="string">
            <text:p>091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73" office:value-type="string" calcext:value-type="string">
            <text:p>09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691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73" office:value-type="string" calcext:value-type="string">
            <text:p>091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73" office:value-type="string" calcext:value-type="string">
            <text:p>09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693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73" office:value-type="string" calcext:value-type="string">
            <text:p>091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73" office:value-type="string" calcext:value-type="string">
            <text:p>092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693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73" office:value-type="string" calcext:value-type="string">
            <text:p>09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93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73" office:value-type="string" calcext:value-type="string">
            <text:p>092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73" office:value-type="string" calcext:value-type="string">
            <text:p>092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692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73" office:value-type="string" calcext:value-type="string">
            <text:p>09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73" office:value-type="string" calcext:value-type="string">
            <text:p>09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692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73" office:value-type="string" calcext:value-type="string">
            <text:p>092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73" office:value-type="string" calcext:value-type="string">
            <text:p>092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600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73" office:value-type="string" calcext:value-type="string">
            <text:p>092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73" office:value-type="string" calcext:value-type="string">
            <text:p>092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697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73" office:value-type="string" calcext:value-type="string">
            <text:p>093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73" office:value-type="string" calcext:value-type="string">
            <text:p>093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600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73" office:value-type="string" calcext:value-type="string">
            <text:p>093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73" office:value-type="string" calcext:value-type="string">
            <text:p>093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73" office:value-type="string" calcext:value-type="string">
            <text:p>093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196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73" office:value-type="string" calcext:value-type="string">
            <text:p>093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697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73" office:value-type="string" calcext:value-type="string">
            <text:p>093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297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73" office:value-type="string" calcext:value-type="string">
            <text:p>093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693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73" office:value-type="string" calcext:value-type="string">
            <text:p>093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73" office:value-type="string" calcext:value-type="string">
            <text:p>093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697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73" office:value-type="string" calcext:value-type="string">
            <text:p>094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891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73" office:value-type="string" calcext:value-type="string">
            <text:p>094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73" office:value-type="string" calcext:value-type="string">
            <text:p>094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73" office:value-type="string" calcext:value-type="string">
            <text:p>094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697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54" office:value-type="string" calcext:value-type="string">
            <text:p>094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Default"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54" office:value-type="string" calcext:value-type="string">
            <text:p>094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196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54" office:value-type="string" calcext:value-type="string">
            <text:p>09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797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54" office:value-type="string" calcext:value-type="string">
            <text:p>094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697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54" office:value-type="string" calcext:value-type="string">
            <text:p>094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64" office:value-type="string" calcext:value-type="string">
            <text:p>095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64" office:value-type="string" calcext:value-type="string">
            <text:p>095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696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64" office:value-type="string" calcext:value-type="string">
            <text:p>095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64" office:value-type="string" calcext:value-type="string">
            <text:p>095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64" office:value-type="string" calcext:value-type="string">
            <text:p>095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600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64" office:value-type="string" calcext:value-type="string">
            <text:p>095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195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64" office:value-type="string" calcext:value-type="string">
            <text:p>095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297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64" office:value-type="string" calcext:value-type="string">
            <text:p>095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696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64" office:value-type="string" calcext:value-type="string">
            <text:p>095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199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64" office:value-type="string" calcext:value-type="string">
            <text:p>095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697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64" office:value-type="string" calcext:value-type="string">
            <text:p>096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195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64" office:value-type="string" calcext:value-type="string">
            <text:p>096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396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64" office:value-type="string" calcext:value-type="string">
            <text:p>096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880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64" office:value-type="string" calcext:value-type="string">
            <text:p>096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881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64" office:value-type="string" calcext:value-type="string">
            <text:p>098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198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64" office:value-type="string" calcext:value-type="string">
            <text:p>098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796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64" office:value-type="string" calcext:value-type="string">
            <text:p>098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30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64" office:value-type="string" calcext:value-type="string">
            <text:p>098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886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64" office:value-type="string" calcext:value-type="string">
            <text:p>096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64" office:value-type="string" calcext:value-type="string">
            <text:p>096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64" office:value-type="string" calcext:value-type="string">
            <text:p>096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64" office:value-type="string" calcext:value-type="string">
            <text:p>096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77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64" office:value-type="string" calcext:value-type="string">
            <text:p>096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64" office:value-type="string" calcext:value-type="string">
            <text:p>097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076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64" office:value-type="string" calcext:value-type="string">
            <text:p>097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076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64" office:value-type="string" calcext:value-type="string">
            <text:p>097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64" office:value-type="string" calcext:value-type="string">
            <text:p>097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64" office:value-type="string" calcext:value-type="string">
            <text:p>097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60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64" office:value-type="string" calcext:value-type="string">
            <text:p>097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64" office:value-type="string" calcext:value-type="string">
            <text:p>097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000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64" office:value-type="string" calcext:value-type="string">
            <text:p>097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000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64" office:value-type="string" calcext:value-type="string">
            <text:p>097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64" office:value-type="string" calcext:value-type="string">
            <text:p>097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64" office:value-type="string" calcext:value-type="string">
            <text:p>098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64" office:value-type="string" calcext:value-type="string">
            <text:p>098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000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64" office:value-type="string" calcext:value-type="string">
            <text:p>098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64" office:value-type="string" calcext:value-type="string">
            <text:p>098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000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64" office:value-type="string" calcext:value-type="string">
            <text:p>076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64" office:value-type="string" calcext:value-type="string">
            <text:p>077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64" office:value-type="string" calcext:value-type="string">
            <text:p>077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64" office:value-type="string" calcext:value-type="string">
            <text:p>077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64" office:value-type="string" calcext:value-type="string">
            <text:p>077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64" office:value-type="string" calcext:value-type="string">
            <text:p>077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64" office:value-type="string" calcext:value-type="string">
            <text:p>077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64" office:value-type="string" calcext:value-type="string">
            <text:p>077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64" office:value-type="string" calcext:value-type="string">
            <text:p>078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64" office:value-type="string" calcext:value-type="string">
            <text:p>078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64" office:value-type="string" calcext:value-type="string">
            <text:p>078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64" office:value-type="string" calcext:value-type="string">
            <text:p>078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64" office:value-type="string" calcext:value-type="string">
            <text:p>079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64" office:value-type="string" calcext:value-type="string">
            <text:p>079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64" office:value-type="string" calcext:value-type="string">
            <text:p>079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64" office:value-type="string" calcext:value-type="string">
            <text:p>079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calcext:conditional-formats>
          <calcext:conditional-format calcext:target-range-address="Tarjet_C.B302:Tarjet_C.B302 Tarjet_C.B300:Tarjet_C.B300 Tarjet_C.B298:Tarjet_C.B298 Tarjet_C.B304:Tarjet_C.B440 Tarjet_C.B2:Tarjet_C.B294">
            <calcext:condition calcext:apply-style-name="Untitled1" calcext:value="contains-text(&quot;0998&quot;)" calcext:base-cell-address="Tarjet_C.B2"/>
          </calcext:conditional-format>
        </calcext:conditional-formats>
      </table:table>
      <table:table table:name="Programs" table:style-name="ta2">
        <table:table-column table:style-name="co3" table:default-cell-style-name="ce25"/>
        <table:table-column table:style-name="co3" table:default-cell-style-name="Default"/>
        <table:table-column table:style-name="co3" table:default-cell-style-name="ce25"/>
        <table:table-column table:style-name="co3" table:number-columns-repeated="13" table:default-cell-style-name="Default"/>
        <table:table-row table:style-name="ro1">
          <table:table-cell table:style-name="ce27" office:value-type="string" calcext:value-type="string" table:number-columns-spanned="2" table:number-rows-spanned="1">
            <text:p>Count from 1 to 10</text:p>
          </table:table-cell>
          <table:covered-table-cell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----</text:p>
          </table:table-cell>
          <table:table-cell table:number-columns-repeated="14"/>
        </table:table-row>
        <table:table-row table:style-name="ro1">
          <table:table-cell table:style-name="ce28" office:value-type="string" calcext:value-type="string">
            <text:p>010</text:p>
          </table:table-cell>
          <table:table-cell/>
          <table:table-cell office:value-type="string" calcext:value-type="string">
            <text:p>0110</text:p>
          </table:table-cell>
          <table:table-cell/>
          <table:table-cell table:style-name="ce25" office:value-type="string" calcext:value-type="string">
            <text:p>0310</text:p>
          </table:table-cell>
          <table:table-cell/>
          <table:table-cell table:style-name="ce25" office:value-type="string" calcext:value-type="string">
            <text:p>0510</text:p>
          </table:table-cell>
          <table:table-cell table:number-columns-repeated="3"/>
          <table:table-cell table:style-name="ce25" office:value-type="string" calcext:value-type="string">
            <text:p>0110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116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12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100</text:p>
          </table:table-cell>
          <table:table-cell/>
          <table:table-cell office:value-type="string" calcext:value-type="string">
            <text:p>1000</text:p>
          </table:table-cell>
          <table:table-cell/>
          <table:table-cell table:style-name="ce25" office:value-type="string" calcext:value-type="string">
            <text:p>1000</text:p>
          </table:table-cell>
          <table:table-cell/>
          <table:table-cell table:style-name="ce25" office:value-type="string" calcext:value-type="string">
            <text:p>1000</text:p>
          </table:table-cell>
          <table:table-cell table:number-columns-repeated="3"/>
          <table:table-cell table:style-name="ce25" office:value-type="string" calcext:value-type="string">
            <text:p>1000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2000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900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011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5" office:value-type="string" calcext:value-type="string">
            <text:p>0311</text:p>
          </table:table-cell>
          <table:table-cell/>
          <table:table-cell table:style-name="ce25" office:value-type="string" calcext:value-type="string">
            <text:p>0511</text:p>
          </table:table-cell>
          <table:table-cell table:number-columns-repeated="3"/>
          <table:table-cell table:style-name="ce25" office:value-type="string" calcext:value-type="string">
            <text:p>0111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117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10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605</text:p>
          </table:table-cell>
          <table:table-cell/>
          <table:table-cell office:value-type="string" calcext:value-type="string">
            <text:p>6105</text:p>
          </table:table-cell>
          <table:table-cell/>
          <table:table-cell table:style-name="ce25" office:value-type="string" calcext:value-type="string">
            <text:p>6305</text:p>
          </table:table-cell>
          <table:table-cell/>
          <table:table-cell table:style-name="ce25" office:value-type="string" calcext:value-type="string">
            <text:p>6505</text:p>
          </table:table-cell>
          <table:table-cell table:number-columns-repeated="3"/>
          <table:table-cell table:style-name="ce25" office:value-type="string" calcext:value-type="string">
            <text:p>6105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6105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00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012</text:p>
          </table:table-cell>
          <table:table-cell/>
          <table:table-cell office:value-type="string" calcext:value-type="string">
            <text:p>0112</text:p>
          </table:table-cell>
          <table:table-cell/>
          <table:table-cell table:style-name="ce25" office:value-type="string" calcext:value-type="string">
            <text:p>0312</text:p>
          </table:table-cell>
          <table:table-cell/>
          <table:table-cell table:style-name="ce25" office:value-type="string" calcext:value-type="string">
            <text:p>0512</text:p>
          </table:table-cell>
          <table:table-cell table:number-columns-repeated="3"/>
          <table:table-cell table:style-name="ce25" office:value-type="string" calcext:value-type="string">
            <text:p>0112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118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80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104</text:p>
          </table:table-cell>
          <table:table-cell/>
          <table:table-cell office:value-type="string" calcext:value-type="string">
            <text:p>1104</text:p>
          </table:table-cell>
          <table:table-cell/>
          <table:table-cell table:style-name="ce25" office:value-type="string" calcext:value-type="string">
            <text:p>1304</text:p>
          </table:table-cell>
          <table:table-cell/>
          <table:table-cell table:style-name="ce25" office:value-type="string" calcext:value-type="string">
            <text:p>1504</text:p>
          </table:table-cell>
          <table:table-cell table:number-columns-repeated="3"/>
          <table:table-cell table:style-name="ce25" office:value-type="string" calcext:value-type="string">
            <text:p>1104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1104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811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013</text:p>
          </table:table-cell>
          <table:table-cell/>
          <table:table-cell office:value-type="string" calcext:value-type="string">
            <text:p>0113</text:p>
          </table:table-cell>
          <table:table-cell/>
          <table:table-cell table:style-name="ce25" office:value-type="string" calcext:value-type="string">
            <text:p>0313</text:p>
          </table:table-cell>
          <table:table-cell/>
          <table:table-cell table:style-name="ce25" office:value-type="string" calcext:value-type="string">
            <text:p>0513</text:p>
          </table:table-cell>
          <table:table-cell table:number-columns-repeated="3"/>
          <table:table-cell table:style-name="ce25" office:value-type="string" calcext:value-type="string">
            <text:p>0113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119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898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322</text:p>
          </table:table-cell>
          <table:table-cell/>
          <table:table-cell office:value-type="string" calcext:value-type="string">
            <text:p>3122</text:p>
          </table:table-cell>
          <table:table-cell/>
          <table:table-cell table:style-name="ce25" office:value-type="string" calcext:value-type="string">
            <text:p>3322</text:p>
          </table:table-cell>
          <table:table-cell/>
          <table:table-cell table:style-name="ce25" office:value-type="string" calcext:value-type="string">
            <text:p>3522</text:p>
          </table:table-cell>
          <table:table-cell table:number-columns-repeated="3"/>
          <table:table-cell table:style-name="ce25" office:value-type="string" calcext:value-type="string">
            <text:p>3122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7000</text:p>
          </table:table-cell>
          <table:table-cell table:style-name="ce25"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014</text:p>
          </table:table-cell>
          <table:table-cell/>
          <table:table-cell office:value-type="string" calcext:value-type="string">
            <text:p>0114</text:p>
          </table:table-cell>
          <table:table-cell/>
          <table:table-cell table:style-name="ce25" office:value-type="string" calcext:value-type="string">
            <text:p>0314</text:p>
          </table:table-cell>
          <table:table-cell/>
          <table:table-cell table:style-name="ce25" office:value-type="string" calcext:value-type="string">
            <text:p>0514</text:p>
          </table:table-cell>
          <table:table-cell table:number-columns-repeated="3"/>
          <table:table-cell table:style-name="ce25" office:value-type="string" calcext:value-type="string">
            <text:p>0114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120</text:p>
          </table:table-cell>
          <table:table-cell table:style-name="ce25"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505</text:p>
          </table:table-cell>
          <table:table-cell/>
          <table:table-cell office:value-type="string" calcext:value-type="string">
            <text:p>5105</text:p>
          </table:table-cell>
          <table:table-cell/>
          <table:table-cell table:style-name="ce25" office:value-type="string" calcext:value-type="string">
            <text:p>5305</text:p>
          </table:table-cell>
          <table:table-cell/>
          <table:table-cell table:style-name="ce25" office:value-type="string" calcext:value-type="string">
            <text:p>5505</text:p>
          </table:table-cell>
          <table:table-cell table:number-columns-repeated="3"/>
          <table:table-cell table:style-name="ce25" office:value-type="string" calcext:value-type="string">
            <text:p>5105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6104</text:p>
          </table:table-cell>
          <table:table-cell table:style-name="ce25"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015</text:p>
          </table:table-cell>
          <table:table-cell/>
          <table:table-cell office:value-type="string" calcext:value-type="string">
            <text:p>0115</text:p>
          </table:table-cell>
          <table:table-cell/>
          <table:table-cell table:style-name="ce25" office:value-type="string" calcext:value-type="string">
            <text:p>0315</text:p>
          </table:table-cell>
          <table:table-cell/>
          <table:table-cell table:style-name="ce25" office:value-type="string" calcext:value-type="string">
            <text:p>0515</text:p>
          </table:table-cell>
          <table:table-cell table:number-columns-repeated="3"/>
          <table:table-cell table:style-name="ce25" office:value-type="string" calcext:value-type="string">
            <text:p>0115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121</text:p>
          </table:table-cell>
          <table:table-cell table:style-name="ce25"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105</text:p>
          </table:table-cell>
          <table:table-cell/>
          <table:table-cell office:value-type="string" calcext:value-type="string">
            <text:p>1105</text:p>
          </table:table-cell>
          <table:table-cell/>
          <table:table-cell table:style-name="ce25" office:value-type="string" calcext:value-type="string">
            <text:p>1305</text:p>
          </table:table-cell>
          <table:table-cell/>
          <table:table-cell table:style-name="ce25" office:value-type="string" calcext:value-type="string">
            <text:p>1505</text:p>
          </table:table-cell>
          <table:table-cell table:number-columns-repeated="3"/>
          <table:table-cell table:style-name="ce25" office:value-type="string" calcext:value-type="string">
            <text:p>1105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8112</text:p>
          </table:table-cell>
          <table:table-cell table:style-name="ce25"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016</text:p>
          </table:table-cell>
          <table:table-cell/>
          <table:table-cell office:value-type="string" calcext:value-type="string">
            <text:p>0116</text:p>
          </table:table-cell>
          <table:table-cell/>
          <table:table-cell table:style-name="ce25" office:value-type="string" calcext:value-type="string">
            <text:p>0316</text:p>
          </table:table-cell>
          <table:table-cell/>
          <table:table-cell table:style-name="ce25" office:value-type="string" calcext:value-type="string">
            <text:p>0516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200</text:p>
          </table:table-cell>
          <table:table-cell/>
          <table:table-cell office:value-type="string" calcext:value-type="string">
            <text:p>2000</text:p>
          </table:table-cell>
          <table:table-cell/>
          <table:table-cell table:style-name="ce25" office:value-type="string" calcext:value-type="string">
            <text:p>2000</text:p>
          </table:table-cell>
          <table:table-cell/>
          <table:table-cell table:style-name="ce25" office:value-type="string" calcext:value-type="string">
            <text:p>2000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17</text:p>
          </table:table-cell>
          <table:table-cell/>
          <table:table-cell office:value-type="string" calcext:value-type="string">
            <text:p>0117</text:p>
          </table:table-cell>
          <table:table-cell/>
          <table:table-cell table:style-name="ce25" office:value-type="string" calcext:value-type="string">
            <text:p>0317</text:p>
          </table:table-cell>
          <table:table-cell/>
          <table:table-cell table:style-name="ce25" office:value-type="string" calcext:value-type="string">
            <text:p>0517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605</text:p>
          </table:table-cell>
          <table:table-cell/>
          <table:table-cell office:value-type="string" calcext:value-type="string">
            <text:p>6105</text:p>
          </table:table-cell>
          <table:table-cell/>
          <table:table-cell table:style-name="ce25" office:value-type="string" calcext:value-type="string">
            <text:p>6305</text:p>
          </table:table-cell>
          <table:table-cell/>
          <table:table-cell table:style-name="ce25" office:value-type="string" calcext:value-type="string">
            <text:p>6505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18</text:p>
          </table:table-cell>
          <table:table-cell/>
          <table:table-cell office:value-type="string" calcext:value-type="string">
            <text:p>0118</text:p>
          </table:table-cell>
          <table:table-cell/>
          <table:table-cell table:style-name="ce25" office:value-type="string" calcext:value-type="string">
            <text:p>0318</text:p>
          </table:table-cell>
          <table:table-cell/>
          <table:table-cell table:style-name="ce25" office:value-type="string" calcext:value-type="string">
            <text:p>0518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104</text:p>
          </table:table-cell>
          <table:table-cell/>
          <table:table-cell office:value-type="string" calcext:value-type="string">
            <text:p>1104</text:p>
          </table:table-cell>
          <table:table-cell/>
          <table:table-cell table:style-name="ce25" office:value-type="string" calcext:value-type="string">
            <text:p>1304</text:p>
          </table:table-cell>
          <table:table-cell/>
          <table:table-cell table:style-name="ce25" office:value-type="string" calcext:value-type="string">
            <text:p>1504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19</text:p>
          </table:table-cell>
          <table:table-cell/>
          <table:table-cell office:value-type="string" calcext:value-type="string">
            <text:p>0119</text:p>
          </table:table-cell>
          <table:table-cell/>
          <table:table-cell table:style-name="ce25" office:value-type="string" calcext:value-type="string">
            <text:p>0319</text:p>
          </table:table-cell>
          <table:table-cell/>
          <table:table-cell table:style-name="ce25" office:value-type="string" calcext:value-type="string">
            <text:p>0519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  <table:table-cell/>
          <table:table-cell table:style-name="ce25" office:value-type="string" calcext:value-type="string">
            <text:p>7000</text:p>
          </table:table-cell>
          <table:table-cell/>
          <table:table-cell table:style-name="ce25" office:value-type="string" calcext:value-type="string">
            <text:p>7000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20</text:p>
          </table:table-cell>
          <table:table-cell/>
          <table:table-cell office:value-type="string" calcext:value-type="string">
            <text:p>0120</text:p>
          </table:table-cell>
          <table:table-cell/>
          <table:table-cell table:style-name="ce25" office:value-type="string" calcext:value-type="string">
            <text:p>0320</text:p>
          </table:table-cell>
          <table:table-cell/>
          <table:table-cell table:style-name="ce25" office:value-type="string" calcext:value-type="string">
            <text:p>0520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604</text:p>
          </table:table-cell>
          <table:table-cell/>
          <table:table-cell office:value-type="string" calcext:value-type="string">
            <text:p>6104</text:p>
          </table:table-cell>
          <table:table-cell/>
          <table:table-cell table:style-name="ce25" office:value-type="string" calcext:value-type="string">
            <text:p>6304</text:p>
          </table:table-cell>
          <table:table-cell/>
          <table:table-cell table:style-name="ce25" office:value-type="string" calcext:value-type="string">
            <text:p>6504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21</text:p>
          </table:table-cell>
          <table:table-cell/>
          <table:table-cell office:value-type="string" calcext:value-type="string">
            <text:p>0121</text:p>
          </table:table-cell>
          <table:table-cell/>
          <table:table-cell table:style-name="ce25" office:value-type="string" calcext:value-type="string">
            <text:p>0321</text:p>
          </table:table-cell>
          <table:table-cell/>
          <table:table-cell table:style-name="ce25" office:value-type="string" calcext:value-type="string">
            <text:p>0521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812</text:p>
          </table:table-cell>
          <table:table-cell/>
          <table:table-cell office:value-type="string" calcext:value-type="string">
            <text:p>8112</text:p>
          </table:table-cell>
          <table:table-cell/>
          <table:table-cell table:style-name="ce25" office:value-type="string" calcext:value-type="string">
            <text:p>8312</text:p>
          </table:table-cell>
          <table:table-cell/>
          <table:table-cell table:style-name="ce25" office:value-type="string" calcext:value-type="string">
            <text:p>8512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22</text:p>
          </table:table-cell>
          <table:table-cell/>
          <table:table-cell office:value-type="string" calcext:value-type="string">
            <text:p>0122</text:p>
          </table:table-cell>
          <table:table-cell/>
          <table:table-cell table:style-name="ce25" office:value-type="string" calcext:value-type="string">
            <text:p>0322</text:p>
          </table:table-cell>
          <table:table-cell/>
          <table:table-cell table:style-name="ce25" office:value-type="string" calcext:value-type="string">
            <text:p>0522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900</text:p>
          </table:table-cell>
          <table:table-cell/>
          <table:table-cell office:value-type="string" calcext:value-type="string">
            <text:p>9000</text:p>
          </table:table-cell>
          <table:table-cell/>
          <table:table-cell table:style-name="ce25" office:value-type="string" calcext:value-type="string">
            <text:p>9000</text:p>
          </table:table-cell>
          <table:table-cell/>
          <table:table-cell table:style-name="ce25" office:value-type="string" calcext:value-type="string">
            <text:p>9000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04</text:p>
          </table:table-cell>
          <table:table-cell/>
          <table:table-cell office:value-type="string" calcext:value-type="string">
            <text:p>0104</text:p>
          </table:table-cell>
          <table:table-cell/>
          <table:table-cell table:style-name="ce25" office:value-type="string" calcext:value-type="string">
            <text:p>0304</text:p>
          </table:table-cell>
          <table:table-cell/>
          <table:table-cell table:style-name="ce25" office:value-type="string" calcext:value-type="string">
            <text:p>0504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09</text:p>
          </table:table-cell>
          <table:table-cell/>
          <table:table-cell table:style-name="ce25" office:value-type="string" calcext:value-type="string">
            <text:p>0009</text:p>
          </table:table-cell>
          <table:table-cell/>
          <table:table-cell table:style-name="ce25" office:value-type="string" calcext:value-type="string">
            <text:p>0009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02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0800</text:p>
          </table:table-cell>
          <table:table-cell/>
          <table:table-cell table:style-name="ce25" office:value-type="string" calcext:value-type="string">
            <text:p>0800</text:p>
          </table:table-cell>
          <table:table-cell/>
          <table:table-cell table:style-name="ce25" office:value-type="string" calcext:value-type="string">
            <text:p>0800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810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8110</text:p>
          </table:table-cell>
          <table:table-cell/>
          <table:table-cell table:style-name="ce25" office:value-type="string" calcext:value-type="string">
            <text:p>8310</text:p>
          </table:table-cell>
          <table:table-cell/>
          <table:table-cell table:style-name="ce25" office:value-type="string" calcext:value-type="string">
            <text:p>85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</text:p>
          </table:table-cell>
          <table:table-cell office:value-type="string" calcext:value-type="string">
            <text:p>8985</text:p>
          </table:table-cell>
          <table:table-cell/>
          <table:table-cell table:style-name="ce25" office:value-type="string" calcext:value-type="string">
            <text:p>8985</text:p>
          </table:table-cell>
          <table:table-cell/>
          <table:table-cell table:style-name="ce25" office:value-type="string" calcext:value-type="string">
            <text:p>89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list of fibonacc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-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----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04</text:p>
          </table:table-cell>
          <table:table-cell/>
          <table:table-cell office:value-type="string" calcext:value-type="string">
            <text:p>02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0</text:p>
          </table:table-cell>
          <table:table-cell/>
          <table:table-cell office:value-type="string" calcext:value-type="string">
            <text:p>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5</text:p>
          </table:table-cell>
          <table:table-cell/>
          <table:table-cell office:value-type="string" calcext:value-type="string">
            <text:p>02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6</text:p>
          </table:table-cell>
          <table:table-cell/>
          <table:table-cell office:value-type="string" calcext:value-type="string">
            <text:p>02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9</text:p>
          </table:table-cell>
          <table:table-cell/>
          <table:table-cell office:value-type="string" calcext:value-type="string">
            <text:p>02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7</text:p>
          </table:table-cell>
          <table:table-cell/>
          <table:table-cell office:value-type="string" calcext:value-type="string">
            <text:p>02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0</text:p>
          </table:table-cell>
          <table:table-cell/>
          <table:table-cell office:value-type="string" calcext:value-type="string">
            <text:p>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8</text:p>
          </table:table-cell>
          <table:table-cell/>
          <table:table-cell office:value-type="string" calcext:value-type="string">
            <text:p>0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0</text:p>
          </table:table-cell>
          <table:table-cell/>
          <table:table-cell office:value-type="string" calcext:value-type="string">
            <text:p>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9</text:p>
          </table:table-cell>
          <table:table-cell/>
          <table:table-cell office:value-type="string" calcext:value-type="string">
            <text:p>02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0</text:p>
          </table:table-cell>
          <table:table-cell/>
          <table:table-cell office:value-type="string" calcext:value-type="string">
            <text:p>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0</text:p>
          </table:table-cell>
          <table:table-cell/>
          <table:table-cell office:value-type="string" calcext:value-type="string">
            <text:p>02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8</text:p>
          </table:table-cell>
          <table:table-cell/>
          <table:table-cell office:value-type="string" calcext:value-type="string">
            <text:p>0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1</text:p>
          </table:table-cell>
          <table:table-cell/>
          <table:table-cell office:value-type="string" calcext:value-type="string">
            <text:p>02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8</text:p>
          </table:table-cell>
          <table:table-cell/>
          <table:table-cell office:value-type="string" calcext:value-type="string">
            <text:p>1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2</text:p>
          </table:table-cell>
          <table:table-cell/>
          <table:table-cell office:value-type="string" calcext:value-type="string">
            <text:p>02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9</text:p>
          </table:table-cell>
          <table:table-cell/>
          <table:table-cell office:value-type="string" calcext:value-type="string">
            <text:p>62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3</text:p>
          </table:table-cell>
          <table:table-cell/>
          <table:table-cell office:value-type="string" calcext:value-type="string">
            <text:p>02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9</text:p>
          </table:table-cell>
          <table:table-cell/>
          <table:table-cell office:value-type="string" calcext:value-type="string">
            <text:p>12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4</text:p>
          </table:table-cell>
          <table:table-cell/>
          <table:table-cell office:value-type="string" calcext:value-type="string">
            <text:p>02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5</text:p>
          </table:table-cell>
          <table:table-cell/>
          <table:table-cell office:value-type="string" calcext:value-type="string">
            <text:p>02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27</text:p>
          </table:table-cell>
          <table:table-cell/>
          <table:table-cell office:value-type="string" calcext:value-type="string">
            <text:p>32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6</text:p>
          </table:table-cell>
          <table:table-cell/>
          <table:table-cell office:value-type="string" calcext:value-type="string">
            <text:p>02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9</text:p>
          </table:table-cell>
          <table:table-cell/>
          <table:table-cell office:value-type="string" calcext:value-type="string">
            <text:p>62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7</text:p>
          </table:table-cell>
          <table:table-cell/>
          <table:table-cell office:value-type="string" calcext:value-type="string">
            <text:p>02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7</text:p>
          </table:table-cell>
          <table:table-cell/>
          <table:table-cell office:value-type="string" calcext:value-type="string">
            <text:p>02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8</text:p>
          </table:table-cell>
          <table:table-cell/>
          <table:table-cell office:value-type="string" calcext:value-type="string">
            <text:p>02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6</text:p>
          </table:table-cell>
          <table:table-cell/>
          <table:table-cell office:value-type="string" calcext:value-type="string">
            <text:p>12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9</text:p>
          </table:table-cell>
          <table:table-cell/>
          <table:table-cell office:value-type="string" calcext:value-type="string">
            <text:p>02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4</text:p>
          </table:table-cell>
          <table:table-cell/>
          <table:table-cell office:value-type="string" calcext:value-type="string">
            <text:p>22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0</text:p>
          </table:table-cell>
          <table:table-cell/>
          <table:table-cell office:value-type="string" calcext:value-type="string">
            <text:p>02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25</text:p>
          </table:table-cell>
          <table:table-cell/>
          <table:table-cell office:value-type="string" calcext:value-type="string">
            <text:p>62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1</text:p>
          </table:table-cell>
          <table:table-cell/>
          <table:table-cell office:value-type="string" calcext:value-type="string">
            <text:p>02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6</text:p>
          </table:table-cell>
          <table:table-cell/>
          <table:table-cell office:value-type="string" calcext:value-type="string">
            <text:p>12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2</text:p>
          </table:table-cell>
          <table:table-cell/>
          <table:table-cell office:value-type="string" calcext:value-type="string">
            <text:p>02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3</text:p>
          </table:table-cell>
          <table:table-cell/>
          <table:table-cell office:value-type="string" calcext:value-type="string">
            <text:p>02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6</text:p>
          </table:table-cell>
          <table:table-cell/>
          <table:table-cell office:value-type="string" calcext:value-type="string">
            <text:p>62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4</text:p>
          </table:table-cell>
          <table:table-cell/>
          <table:table-cell office:value-type="string" calcext:value-type="string">
            <text:p>02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2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5</text:p>
          </table:table-cell>
          <table:table-cell/>
          <table:table-cell office:value-type="string" calcext:value-type="string">
            <text:p>02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0</text:p>
          </table:table-cell>
          <table:table-cell/>
          <table:table-cell office:value-type="string" calcext:value-type="string">
            <text:p>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6</text:p>
          </table:table-cell>
          <table:table-cell/>
          <table:table-cell office:value-type="string" calcext:value-type="string">
            <text:p>02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13</text:p>
          </table:table-cell>
          <table:table-cell/>
          <table:table-cell office:value-type="string" calcext:value-type="string">
            <text:p>82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7</text:p>
          </table:table-cell>
          <table:table-cell/>
          <table:table-cell office:value-type="string" calcext:value-type="string">
            <text:p>02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8</text:p>
          </table:table-cell>
          <table:table-cell/>
          <table:table-cell office:value-type="string" calcext:value-type="string">
            <text:p>1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8</text:p>
          </table:table-cell>
          <table:table-cell/>
          <table:table-cell office:value-type="string" calcext:value-type="string">
            <text:p>02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9</text:p>
          </table:table-cell>
          <table:table-cell/>
          <table:table-cell office:value-type="string" calcext:value-type="string">
            <text:p>02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32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0</text:p>
          </table:table-cell>
          <table:table-cell/>
          <table:table-cell office:value-type="string" calcext:value-type="string">
            <text:p>02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6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1</text:p>
          </table:table-cell>
          <table:table-cell/>
          <table:table-cell office:value-type="string" calcext:value-type="string">
            <text:p>02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6</text:p>
          </table:table-cell>
          <table:table-cell/>
          <table:table-cell office:value-type="string" calcext:value-type="string">
            <text:p>12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2</text:p>
          </table:table-cell>
          <table:table-cell/>
          <table:table-cell office:value-type="string" calcext:value-type="string">
            <text:p>02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3</text:p>
          </table:table-cell>
          <table:table-cell/>
          <table:table-cell office:value-type="string" calcext:value-type="string">
            <text:p>02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6</text:p>
          </table:table-cell>
          <table:table-cell/>
          <table:table-cell office:value-type="string" calcext:value-type="string">
            <text:p>62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4</text:p>
          </table:table-cell>
          <table:table-cell/>
          <table:table-cell office:value-type="string" calcext:value-type="string">
            <text:p>02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5</text:p>
          </table:table-cell>
          <table:table-cell/>
          <table:table-cell office:value-type="string" calcext:value-type="string">
            <text:p>22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5</text:p>
          </table:table-cell>
          <table:table-cell/>
          <table:table-cell office:value-type="string" calcext:value-type="string">
            <text:p>02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62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6</text:p>
          </table:table-cell>
          <table:table-cell/>
          <table:table-cell office:value-type="string" calcext:value-type="string">
            <text:p>02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7</text:p>
          </table:table-cell>
          <table:table-cell/>
          <table:table-cell office:value-type="string" calcext:value-type="string">
            <text:p>02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90</text:p>
          </table:table-cell>
          <table:table-cell/>
          <table:table-cell office:value-type="string" calcext:value-type="string">
            <text:p>829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8</text:p>
          </table:table-cell>
          <table:table-cell/>
          <table:table-cell office:value-type="string" calcext:value-type="string">
            <text:p>02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27</text:p>
          </table:table-cell>
          <table:table-cell/>
          <table:table-cell office:value-type="string" calcext:value-type="string">
            <text:p>82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9</text:p>
          </table:table-cell>
          <table:table-cell/>
          <table:table-cell office:value-type="string" calcext:value-type="string">
            <text:p>02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00</text:p>
          </table:table-cell>
          <table:table-cell/>
          <table:table-cell office:value-type="string" calcext:value-type="string">
            <text:p>9000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090</text:p>
          </table:table-cell>
          <table:table-cell/>
          <table:table-cell table:style-name="ce31" office:value-type="string" calcext:value-type="string">
            <text:p>0290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697</text:p>
          </table:table-cell>
          <table:table-cell/>
          <table:table-cell table:style-name="ce31" office:value-type="string" calcext:value-type="string">
            <text:p>6297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091</text:p>
          </table:table-cell>
          <table:table-cell/>
          <table:table-cell table:style-name="ce31" office:value-type="string" calcext:value-type="string">
            <text:p>0291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199</text:p>
          </table:table-cell>
          <table:table-cell/>
          <table:table-cell table:style-name="ce31" office:value-type="string" calcext:value-type="string">
            <text:p>1999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092</text:p>
          </table:table-cell>
          <table:table-cell/>
          <table:table-cell table:style-name="ce31" office:value-type="string" calcext:value-type="string">
            <text:p>0292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200</text:p>
          </table:table-cell>
          <table:table-cell/>
          <table:table-cell table:style-name="ce31" office:value-type="string" calcext:value-type="string">
            <text:p>2000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093</text:p>
          </table:table-cell>
          <table:table-cell/>
          <table:table-cell table:style-name="ce31" office:value-type="string" calcext:value-type="string">
            <text:p>0293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696</text:p>
          </table:table-cell>
          <table:table-cell/>
          <table:table-cell table:style-name="ce31" office:value-type="string" calcext:value-type="string">
            <text:p>6296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094</text:p>
          </table:table-cell>
          <table:table-cell/>
          <table:table-cell table:style-name="ce31" office:value-type="string" calcext:value-type="string">
            <text:p>0294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597</text:p>
          </table:table-cell>
          <table:table-cell/>
          <table:table-cell table:style-name="ce31" office:value-type="string" calcext:value-type="string">
            <text:p>5297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095</text:p>
          </table:table-cell>
          <table:table-cell/>
          <table:table-cell table:style-name="ce31" office:value-type="string" calcext:value-type="string">
            <text:p>0295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197</text:p>
          </table:table-cell>
          <table:table-cell/>
          <table:table-cell table:style-name="ce31" office:value-type="string" calcext:value-type="string">
            <text:p>1297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096</text:p>
          </table:table-cell>
          <table:table-cell/>
          <table:table-cell table:style-name="ce31" office:value-type="string" calcext:value-type="string">
            <text:p>0296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800</text:p>
          </table:table-cell>
          <table:table-cell/>
          <table:table-cell table:style-name="ce31" office:value-type="string" calcext:value-type="string">
            <text:p>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0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8210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007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8985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001</text:p>
          </table:table-cell>
          <table:table-cell/>
          <table:table-cell table:style-name="ce30" office:value-type="string" calcext:value-type="string">
            <text:p>0007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001</text:p>
          </table:table-cell>
          <table:table-cell/>
          <table:table-cell table:style-name="ce30" office:value-type="string" calcext:value-type="string">
            <text:p>0001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002</text:p>
          </table:table-cell>
          <table:table-cell/>
          <table:table-cell table:style-name="ce30" office:value-type="string" calcext:value-type="string">
            <text:p>0001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003</text:p>
          </table:table-cell>
          <table:table-cell/>
          <table:table-cell table:style-name="ce30" office:value-type="string" calcext:value-type="string">
            <text:p>0002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005</text:p>
          </table:table-cell>
          <table:table-cell/>
          <table:table-cell table:style-name="ce30" office:value-type="string" calcext:value-type="string">
            <text:p>0003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008</text:p>
          </table:table-cell>
          <table:table-cell/>
          <table:table-cell table:style-name="ce30" office:value-type="string" calcext:value-type="string">
            <text:p>0005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013</text:p>
          </table:table-cell>
          <table:table-cell/>
          <table:table-cell table:style-name="ce30" office:value-type="string" calcext:value-type="string">
            <text:p>0008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0" office:value-type="string" calcext:value-type="string">
            <text:p>0013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owers of 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</text:p>
          </table:table-cell>
          <table:table-cell/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---</text:p>
          </table:table-cell>
          <table:table-cell/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05</text:p>
          </table:table-cell>
          <table:table-cell/>
          <table:table-cell office:value-type="string" calcext:value-type="string">
            <text:p>0405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09</text:p>
          </table:table-cell>
          <table:table-cell/>
          <table:table-cell office:value-type="string" calcext:value-type="string">
            <text:p>0009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0</text:p>
          </table:table-cell>
          <table:table-cell/>
          <table:table-cell office:value-type="string" calcext:value-type="string">
            <text:p>041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0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1</text:p>
          </table:table-cell>
          <table:table-cell/>
          <table:table-cell office:value-type="string" calcext:value-type="string">
            <text:p>0411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880</text:p>
          </table:table-cell>
          <table:table-cell/>
          <table:table-cell office:value-type="string" calcext:value-type="string">
            <text:p>848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2</text:p>
          </table:table-cell>
          <table:table-cell/>
          <table:table-cell office:value-type="string" calcext:value-type="string">
            <text:p>0412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604</text:p>
          </table:table-cell>
          <table:table-cell/>
          <table:table-cell office:value-type="string" calcext:value-type="string">
            <text:p>6404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3</text:p>
          </table:table-cell>
          <table:table-cell/>
          <table:table-cell office:value-type="string" calcext:value-type="string">
            <text:p>0413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105</text:p>
          </table:table-cell>
          <table:table-cell/>
          <table:table-cell office:value-type="string" calcext:value-type="string">
            <text:p>1405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4</text:p>
          </table:table-cell>
          <table:table-cell/>
          <table:table-cell office:value-type="string" calcext:value-type="string">
            <text:p>0414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5</text:p>
          </table:table-cell>
          <table:table-cell/>
          <table:table-cell office:value-type="string" calcext:value-type="string">
            <text:p>0415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321</text:p>
          </table:table-cell>
          <table:table-cell/>
          <table:table-cell office:value-type="string" calcext:value-type="string">
            <text:p>3421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6</text:p>
          </table:table-cell>
          <table:table-cell/>
          <table:table-cell office:value-type="string" calcext:value-type="string">
            <text:p>0416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605</text:p>
          </table:table-cell>
          <table:table-cell/>
          <table:table-cell office:value-type="string" calcext:value-type="string">
            <text:p>6405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7</text:p>
          </table:table-cell>
          <table:table-cell/>
          <table:table-cell office:value-type="string" calcext:value-type="string">
            <text:p>0417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104</text:p>
          </table:table-cell>
          <table:table-cell/>
          <table:table-cell office:value-type="string" calcext:value-type="string">
            <text:p>1404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8</text:p>
          </table:table-cell>
          <table:table-cell/>
          <table:table-cell office:value-type="string" calcext:value-type="string">
            <text:p>0418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890</text:p>
          </table:table-cell>
          <table:table-cell/>
          <table:table-cell office:value-type="string" calcext:value-type="string">
            <text:p>849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9</text:p>
          </table:table-cell>
          <table:table-cell/>
          <table:table-cell office:value-type="string" calcext:value-type="string">
            <text:p>0419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880</text:p>
          </table:table-cell>
          <table:table-cell/>
          <table:table-cell office:value-type="string" calcext:value-type="string">
            <text:p>848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20</text:p>
          </table:table-cell>
          <table:table-cell/>
          <table:table-cell office:value-type="string" calcext:value-type="string">
            <text:p>042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812</text:p>
          </table:table-cell>
          <table:table-cell/>
          <table:table-cell office:value-type="string" calcext:value-type="string">
            <text:p>8412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21</text:p>
          </table:table-cell>
          <table:table-cell/>
          <table:table-cell office:value-type="string" calcext:value-type="string">
            <text:p>0421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900</text:p>
          </table:table-cell>
          <table:table-cell/>
          <table:table-cell office:value-type="string" calcext:value-type="string">
            <text:p>900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80</text:p>
          </table:table-cell>
          <table:table-cell/>
          <table:table-cell table:style-name="ce32" office:value-type="string" calcext:value-type="string">
            <text:p>048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687</text:p>
          </table:table-cell>
          <table:table-cell/>
          <table:table-cell table:style-name="ce32" office:value-type="string" calcext:value-type="string">
            <text:p>6487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81</text:p>
          </table:table-cell>
          <table:table-cell/>
          <table:table-cell table:style-name="ce32" office:value-type="string" calcext:value-type="string">
            <text:p>0481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199</text:p>
          </table:table-cell>
          <table:table-cell/>
          <table:table-cell table:style-name="ce32" office:value-type="string" calcext:value-type="string">
            <text:p>1999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82</text:p>
          </table:table-cell>
          <table:table-cell/>
          <table:table-cell table:style-name="ce32" office:value-type="string" calcext:value-type="string">
            <text:p>0482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200</text:p>
          </table:table-cell>
          <table:table-cell/>
          <table:table-cell table:style-name="ce32" office:value-type="string" calcext:value-type="string">
            <text:p>200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83</text:p>
          </table:table-cell>
          <table:table-cell/>
          <table:table-cell table:style-name="ce32" office:value-type="string" calcext:value-type="string">
            <text:p>0483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686</text:p>
          </table:table-cell>
          <table:table-cell/>
          <table:table-cell table:style-name="ce32" office:value-type="string" calcext:value-type="string">
            <text:p>6486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84</text:p>
          </table:table-cell>
          <table:table-cell/>
          <table:table-cell table:style-name="ce32" office:value-type="string" calcext:value-type="string">
            <text:p>0484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587</text:p>
          </table:table-cell>
          <table:table-cell/>
          <table:table-cell table:style-name="ce32" office:value-type="string" calcext:value-type="string">
            <text:p>5487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85</text:p>
          </table:table-cell>
          <table:table-cell/>
          <table:table-cell table:style-name="ce32" office:value-type="string" calcext:value-type="string">
            <text:p>0485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187</text:p>
          </table:table-cell>
          <table:table-cell/>
          <table:table-cell office:value-type="string" calcext:value-type="string">
            <text:p>1487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90</text:p>
          </table:table-cell>
          <table:table-cell/>
          <table:table-cell table:style-name="ce31" office:value-type="string" calcext:value-type="string">
            <text:p>049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697</text:p>
          </table:table-cell>
          <table:table-cell/>
          <table:table-cell table:style-name="ce31" office:value-type="string" calcext:value-type="string">
            <text:p>6497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91</text:p>
          </table:table-cell>
          <table:table-cell/>
          <table:table-cell table:style-name="ce31" office:value-type="string" calcext:value-type="string">
            <text:p>0491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199</text:p>
          </table:table-cell>
          <table:table-cell/>
          <table:table-cell table:style-name="ce31" office:value-type="string" calcext:value-type="string">
            <text:p>1999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92</text:p>
          </table:table-cell>
          <table:table-cell/>
          <table:table-cell table:style-name="ce31" office:value-type="string" calcext:value-type="string">
            <text:p>0492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200</text:p>
          </table:table-cell>
          <table:table-cell/>
          <table:table-cell table:style-name="ce31" office:value-type="string" calcext:value-type="string">
            <text:p>200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93</text:p>
          </table:table-cell>
          <table:table-cell/>
          <table:table-cell table:style-name="ce31" office:value-type="string" calcext:value-type="string">
            <text:p>0493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696</text:p>
          </table:table-cell>
          <table:table-cell/>
          <table:table-cell table:style-name="ce31" office:value-type="string" calcext:value-type="string">
            <text:p>6496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94</text:p>
          </table:table-cell>
          <table:table-cell/>
          <table:table-cell table:style-name="ce31" office:value-type="string" calcext:value-type="string">
            <text:p>0494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197</text:p>
          </table:table-cell>
          <table:table-cell/>
          <table:table-cell table:style-name="ce31" office:value-type="string" calcext:value-type="string">
            <text:p>1497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95</text:p>
          </table:table-cell>
          <table:table-cell/>
          <table:table-cell table:style-name="ce31" office:value-type="string" calcext:value-type="string">
            <text:p>04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7</text:p>
          </table:table-cell>
          <table:table-cell/>
          <table:table-cell table:style-name="ce31" office:value-type="string" calcext:value-type="string">
            <text:p>24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0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841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8985</text:p>
          </table:table-cell>
          <table:table-cell office:value-type="string" calcext:value-type="string">
            <text:p>Salto a añadir</text:p>
          </table:table-cell>
          <table:table-cell table:number-columns-repeated="12"/>
        </table:table-row>
        <table:table-row table:style-name="ro1" table:number-rows-repeated="104838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arallel SO" table:style-name="ta2">
        <table:table-column table:style-name="co3" table:default-cell-style-name="Default"/>
        <table:table-column table:style-name="co3" table:default-cell-style-name="ce76"/>
        <table:table-column table:style-name="co3" table:default-cell-style-name="ce58"/>
        <table:table-column table:style-name="co3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74" office:value-type="string" calcext:value-type="string">
            <text:p>080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5" office:value-type="string" calcext:value-type="string">
            <text:p>-0001</text:p>
          </table:table-cell>
          <table:table-cell table:style-name="ce3" office:value-type="string" calcext:value-type="string">
            <text:p>s</text:p>
          </table:table-cell>
          <table:table-cell table:number-columns-repeated="3"/>
          <table:table-cell table:style-name="ce74"/>
          <table:table-cell table:style-name="ce5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office:value-type="string" calcext:value-type="string">
            <text:p>0801</text:p>
          </table:table-cell>
          <table:table-cell table:style-name="ce3"/>
          <table:table-cell table:number-columns-repeated="3"/>
          <table:table-cell table:style-name="ce74"/>
          <table:table-cell table:style-name="ce5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5" office:value-type="string" calcext:value-type="string">
            <text:p>6000</text:p>
          </table:table-cell>
          <table:table-cell table:style-name="ce3" office:value-type="string" calcext:value-type="string">
            <text:p>s1</text:p>
          </table:table-cell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table:style-name="ce74" office:value-type="string" calcext:value-type="string">
            <text:p>0802</text:p>
          </table:table-cell>
          <table:table-cell table:style-name="Default"/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office:value-type="string" calcext:value-type="string">
            <text:p>1801</text:p>
          </table:table-cell>
          <table:table-cell table:style-name="ce3" office:value-type="string" calcext:value-type="string">
            <text:p>s2</text:p>
          </table:table-cell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table:style-name="ce74" office:value-type="string" calcext:value-type="string">
            <text:p>0803</text:p>
          </table:table-cell>
          <table:table-cell table:style-name="Default"/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office:value-type="string" calcext:value-type="string">
            <text:p>3898</text:p>
          </table:table-cell>
          <table:table-cell table:style-name="ce3" office:value-type="string" calcext:value-type="string">
            <text:p>s3</text:p>
          </table:table-cell>
          <table:table-cell table:style-name="ce60"/>
          <table:table-cell table:number-columns-repeated="2"/>
          <table:table-cell table:style-name="ce74"/>
          <table:table-cell table:style-name="ce58"/>
        </table:table-row>
        <table:table-row table:style-name="ro1">
          <table:table-cell/>
          <table:table-cell table:style-name="ce74" office:value-type="string" calcext:value-type="string">
            <text:p>0804</text:p>
          </table:table-cell>
          <table:table-cell table:style-name="Default"/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3" office:value-type="string" calcext:value-type="string">
            <text:p>s4</text:p>
          </table:table-cell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table:style-name="ce74" office:value-type="string" calcext:value-type="string">
            <text:p>0805</text:p>
          </table:table-cell>
          <table:table-cell table:style-name="Default"/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office:value-type="string" calcext:value-type="string">
            <text:p>6807</text:p>
          </table:table-cell>
          <table:table-cell table:style-name="ce3" office:value-type="string" calcext:value-type="string">
            <text:p>s5</text:p>
          </table:table-cell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table:style-name="ce74" office:value-type="string" calcext:value-type="string">
            <text:p>0806</text:p>
          </table:table-cell>
          <table:table-cell table:style-name="Default"/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office:value-type="string" calcext:value-type="string">
            <text:p>1966</text:p>
          </table:table-cell>
          <table:table-cell table:style-name="ce3" office:value-type="string" calcext:value-type="string">
            <text:p>s6</text:p>
          </table:table-cell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table:style-name="ce74" office:value-type="string" calcext:value-type="string">
            <text:p>0807</text:p>
          </table:table-cell>
          <table:table-cell table:style-name="Default"/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table:style-name="ce75" office:value-type="string" calcext:value-type="string">
            <text:p>0998</text:p>
          </table:table-cell>
          <table:table-cell table:style-name="ce3" office:value-type="string" calcext:value-type="string">
            <text:p>s7</text:p>
          </table:table-cell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table:style-name="ce74" office:value-type="string" calcext:value-type="string">
            <text:p>0808</text:p>
          </table:table-cell>
          <table:table-cell table:style-name="Default"/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office:value-type="string" calcext:value-type="string">
            <text:p>1807</text:p>
          </table:table-cell>
          <table:table-cell table:style-name="ce3" office:value-type="string" calcext:value-type="string">
            <text:p>s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0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3" office:value-type="string" calcext:value-type="string">
            <text:p>s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1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12</text:p>
          </table:table-cell>
          <table:table-cell table:style-name="ce3" office:value-type="string" calcext:value-type="string">
            <text:p>s1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1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7</text:p>
          </table:table-cell>
          <table:table-cell table:style-name="ce3" office:value-type="string" calcext:value-type="string">
            <text:p>s1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1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3" office:value-type="string" calcext:value-type="string">
            <text:p>s1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13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12</text:p>
          </table:table-cell>
          <table:table-cell table:style-name="ce3" office:value-type="string" calcext:value-type="string">
            <text:p>s1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1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3" office:value-type="string" calcext:value-type="string">
            <text:p>s14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15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17</text:p>
          </table:table-cell>
          <table:table-cell table:style-name="ce3" office:value-type="string" calcext:value-type="string">
            <text:p>s1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16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9</text:p>
          </table:table-cell>
          <table:table-cell table:style-name="ce3" office:value-type="string" calcext:value-type="string">
            <text:p>s1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1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3" office:value-type="string" calcext:value-type="string">
            <text:p>s1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18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901</text:p>
          </table:table-cell>
          <table:table-cell table:style-name="ce3" office:value-type="string" calcext:value-type="string">
            <text:p>s18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74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table:style-name="ce56"/>
          <table:table-cell table:style-name="ce77" office:value-type="string" calcext:value-type="string">
            <text:p>DirHalt</text:p>
          </table:table-cell>
          <table:table-cell table:number-columns-repeated="4"/>
        </table:table-row>
        <table:table-row table:style-name="ro1">
          <table:table-cell/>
          <table:table-cell table:style-name="ce74"/>
          <table:table-cell table:style-name="ce56"/>
          <table:table-cell table:number-columns-repeated="5"/>
        </table:table-row>
        <table:table-row table:style-name="ro1">
          <table:table-cell table:number-columns-repeated="2"/>
          <table:table-cell table:style-name="ce56"/>
          <table:table-cell table:number-columns-repeated="5"/>
        </table:table-row>
        <table:table-row table:style-name="ro1">
          <table:table-cell/>
          <table:table-cell table:style-name="ce74"/>
          <table:table-cell table:style-name="ce56"/>
          <table:table-cell table:number-columns-repeated="5"/>
        </table:table-row>
        <table:table-row table:style-name="ro1">
          <table:table-cell table:number-columns-repeated="2"/>
          <table:table-cell table:style-name="ce56"/>
          <table:table-cell table:number-columns-repeated="5"/>
        </table:table-row>
        <table:table-row table:style-name="ro1">
          <table:table-cell/>
          <table:table-cell table:style-name="ce74"/>
          <table:table-cell table:style-name="ce56"/>
          <table:table-cell table:number-columns-repeated="5"/>
        </table:table-row>
        <table:table-row table:style-name="ro1">
          <table:table-cell table:number-columns-repeated="2"/>
          <table:table-cell table:style-name="ce56"/>
          <table:table-cell table:number-columns-repeated="5"/>
        </table:table-row>
        <table:table-row table:style-name="ro1">
          <table:table-cell/>
          <table:table-cell table:style-name="ce74"/>
          <table:table-cell table:style-name="ce56"/>
          <table:table-cell table:number-columns-repeated="5"/>
        </table:table-row>
        <table:table-row table:style-name="ro1">
          <table:table-cell table:number-columns-repeated="2"/>
          <table:table-cell table:style-name="ce56"/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2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01</text:p>
          </table:table-cell>
          <table:table-cell table:style-name="ce56" office:value-type="string" calcext:value-type="string">
            <text:p>s24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2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4011</text:p>
          </table:table-cell>
          <table:table-cell table:style-name="ce56" office:value-type="string" calcext:value-type="string">
            <text:p>s25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826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3</text:p>
          </table:table-cell>
          <table:table-cell table:style-name="ce56" office:value-type="string" calcext:value-type="string">
            <text:p>s2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27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6</text:p>
          </table:table-cell>
          <table:table-cell table:style-name="ce56" office:value-type="string" calcext:value-type="string">
            <text:p>s2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28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29</text:p>
          </table:table-cell>
          <table:table-cell table:style-name="ce56" office:value-type="string" calcext:value-type="string">
            <text:p>s2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29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6" office:value-type="string" calcext:value-type="string">
            <text:p>s2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30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3852</text:p>
          </table:table-cell>
          <table:table-cell table:style-name="ce56" office:value-type="string" calcext:value-type="string">
            <text:p>s3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31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29</text:p>
          </table:table-cell>
          <table:table-cell table:style-name="ce56" office:value-type="string" calcext:value-type="string">
            <text:p>s3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32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82</text:p>
          </table:table-cell>
          <table:table-cell table:style-name="ce56" office:value-type="string" calcext:value-type="string">
            <text:p>s3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33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83</text:p>
          </table:table-cell>
          <table:table-cell table:style-name="ce56" office:value-type="string" calcext:value-type="string">
            <text:p>s3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3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5</text:p>
          </table:table-cell>
          <table:table-cell table:style-name="ce56" office:value-type="string" calcext:value-type="string">
            <text:p>s34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3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56" office:value-type="string" calcext:value-type="string">
            <text:p>s3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36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3850</text:p>
          </table:table-cell>
          <table:table-cell table:style-name="ce56" office:value-type="string" calcext:value-type="string">
            <text:p>s3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37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82</text:p>
          </table:table-cell>
          <table:table-cell table:style-name="ce56" office:value-type="string" calcext:value-type="string">
            <text:p>s3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38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65</text:p>
          </table:table-cell>
          <table:table-cell table:style-name="ce56" office:value-type="string" calcext:value-type="string">
            <text:p>s3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39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44</text:p>
          </table:table-cell>
          <table:table-cell table:style-name="ce56" office:value-type="string" calcext:value-type="string">
            <text:p>s3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40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976</text:p>
          </table:table-cell>
          <table:table-cell table:style-name="ce56" office:value-type="string" calcext:value-type="string">
            <text:p>s4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41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4011</text:p>
          </table:table-cell>
          <table:table-cell table:style-name="ce56" office:value-type="string" calcext:value-type="string">
            <text:p>s4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42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4</text:p>
          </table:table-cell>
          <table:table-cell table:style-name="ce56" office:value-type="string" calcext:value-type="string">
            <text:p>s4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43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45</text:p>
          </table:table-cell>
          <table:table-cell table:style-name="ce56" office:value-type="string" calcext:value-type="string">
            <text:p>s4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4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6" office:value-type="string" calcext:value-type="string">
            <text:p>s44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4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6" office:value-type="string" calcext:value-type="string">
            <text:p>s4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46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5</text:p>
          </table:table-cell>
          <table:table-cell table:style-name="ce56" office:value-type="string" calcext:value-type="string">
            <text:p>s4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47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56" office:value-type="string" calcext:value-type="string">
            <text:p>s4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48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5</text:p>
          </table:table-cell>
          <table:table-cell table:style-name="ce56" office:value-type="string" calcext:value-type="string">
            <text:p>s4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49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35</text:p>
          </table:table-cell>
          <table:table-cell table:style-name="ce56" office:value-type="string" calcext:value-type="string">
            <text:p>s4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50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29</text:p>
          </table:table-cell>
          <table:table-cell table:style-name="ce56" office:value-type="string" calcext:value-type="string">
            <text:p>s5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51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27</text:p>
          </table:table-cell>
          <table:table-cell table:style-name="ce56" office:value-type="string" calcext:value-type="string">
            <text:p>s5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52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29</text:p>
          </table:table-cell>
          <table:table-cell table:style-name="ce56" office:value-type="string" calcext:value-type="string">
            <text:p>s5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53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976</text:p>
          </table:table-cell>
          <table:table-cell table:style-name="ce56" office:value-type="string" calcext:value-type="string">
            <text:p>s5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5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4011</text:p>
          </table:table-cell>
          <table:table-cell table:style-name="ce56" office:value-type="string" calcext:value-type="string">
            <text:p>s54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5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4</text:p>
          </table:table-cell>
          <table:table-cell table:style-name="ce56" office:value-type="string" calcext:value-type="string">
            <text:p>s5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56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58</text:p>
          </table:table-cell>
          <table:table-cell table:style-name="ce56" office:value-type="string" calcext:value-type="string">
            <text:p>s5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57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5</text:p>
          </table:table-cell>
          <table:table-cell table:style-name="ce56" office:value-type="string" calcext:value-type="string">
            <text:p>s5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58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6" office:value-type="string" calcext:value-type="string">
            <text:p>s5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59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table:style-name="ce56" office:value-type="string" calcext:value-type="string">
            <text:p>s5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60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56" office:value-type="string" calcext:value-type="string">
            <text:p>s6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61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9</text:p>
          </table:table-cell>
          <table:table-cell table:style-name="ce56" office:value-type="string" calcext:value-type="string">
            <text:p>s6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62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0</text:p>
          </table:table-cell>
          <table:table-cell table:style-name="ce56" office:value-type="string" calcext:value-type="string">
            <text:p>s6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63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976</text:p>
          </table:table-cell>
          <table:table-cell table:style-name="ce56" office:value-type="string" calcext:value-type="string">
            <text:p>s6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6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0</text:p>
          </table:table-cell>
          <table:table-cell table:style-name="ce56" office:value-type="string" calcext:value-type="string">
            <text:p>s64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6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98</text:p>
          </table:table-cell>
          <table:table-cell table:style-name="ce56" office:value-type="string" calcext:value-type="string">
            <text:p>s65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866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00</text:p>
          </table:table-cell>
          <table:table-cell table:style-name="ce57" office:value-type="string" calcext:value-type="string">
            <text:p>s6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6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3895</text:p>
          </table:table-cell>
          <table:table-cell table:style-name="ce57" office:value-type="string" calcext:value-type="string">
            <text:p>s67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868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table:style-name="ce57" office:value-type="string" calcext:value-type="string">
            <text:p>s6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69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57" office:value-type="string" calcext:value-type="string">
            <text:p>s6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70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9</text:p>
          </table:table-cell>
          <table:table-cell table:style-name="ce57" office:value-type="string" calcext:value-type="string">
            <text:p>s7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71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0</text:p>
          </table:table-cell>
          <table:table-cell table:style-name="ce57" office:value-type="string" calcext:value-type="string">
            <text:p>s7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72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6</text:p>
          </table:table-cell>
          <table:table-cell table:style-name="ce57" office:value-type="string" calcext:value-type="string">
            <text:p>s7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73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0</text:p>
          </table:table-cell>
          <table:table-cell table:style-name="ce57" office:value-type="string" calcext:value-type="string">
            <text:p>s7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74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4</text:p>
          </table:table-cell>
          <table:table-cell table:style-name="ce57" office:value-type="string" calcext:value-type="string">
            <text:p>s74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75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87</text:p>
          </table:table-cell>
          <table:table-cell table:style-name="ce57" office:value-type="string" calcext:value-type="string">
            <text:p>s75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876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57" office:value-type="string" calcext:value-type="string">
            <text:p>s7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77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89</text:p>
          </table:table-cell>
          <table:table-cell table:style-name="ce57" office:value-type="string" calcext:value-type="string">
            <text:p>s77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878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57" office:value-type="string" calcext:value-type="string">
            <text:p>s7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79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92</text:p>
          </table:table-cell>
          <table:table-cell table:style-name="ce57" office:value-type="string" calcext:value-type="string">
            <text:p>s79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880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7</text:p>
          </table:table-cell>
          <table:table-cell table:style-name="ce57" office:value-type="string" calcext:value-type="string">
            <text:p>s8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81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85</text:p>
          </table:table-cell>
          <table:table-cell table:style-name="ce57" office:value-type="string" calcext:value-type="string">
            <text:p>s81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882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80</text:p>
          </table:table-cell>
          <table:table-cell table:style-name="ce57" office:value-type="string" calcext:value-type="string">
            <text:p>s8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83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57" office:value-type="string" calcext:value-type="string">
            <text:p>s8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84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80</text:p>
          </table:table-cell>
          <table:table-cell table:style-name="ce57" office:value-type="string" calcext:value-type="string">
            <text:p>s8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5</text:p>
          </table:table-cell>
          <table:table-cell table:style-name="ce57"/>
          <table:table-cell table:style-name="ce54"/>
          <table:table-cell table:number-columns-repeated="4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7" office:value-type="string" calcext:value-type="string">
            <text:p>s8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6</text:p>
          </table:table-cell>
          <table:table-cell table:style-name="ce57"/>
          <table:table-cell table:style-name="ce54"/>
          <table:table-cell table:number-columns-repeated="4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table:style-name="ce57" office:value-type="string" calcext:value-type="string">
            <text:p>s8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7</text:p>
          </table:table-cell>
          <table:table-cell table:style-name="ce57"/>
          <table:table-cell table:style-name="ce54"/>
          <table:table-cell table:number-columns-repeated="4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7" office:value-type="string" calcext:value-type="string">
            <text:p>s8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8</text:p>
          </table:table-cell>
          <table:table-cell table:style-name="ce57"/>
          <table:table-cell table:style-name="ce54"/>
          <table:table-cell table:number-columns-repeated="4"/>
        </table:table-row>
        <table:table-row table:style-name="ro1">
          <table:table-cell/>
          <table:table-cell office:value-type="string" calcext:value-type="string">
            <text:p>1800</text:p>
          </table:table-cell>
          <table:table-cell table:style-name="ce57" office:value-type="string" calcext:value-type="string">
            <text:p>s8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9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7" office:value-type="string" calcext:value-type="string">
            <text:p>s8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0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table:style-name="ce57" office:value-type="string" calcext:value-type="string">
            <text:p>s90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1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57" office:value-type="string" calcext:value-type="string">
            <text:p>s9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2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7" office:value-type="string" calcext:value-type="string">
            <text:p>s9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3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5</text:p>
          </table:table-cell>
          <table:table-cell table:style-name="ce57" office:value-type="string" calcext:value-type="string">
            <text:p>s93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4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00</text:p>
          </table:table-cell>
          <table:table-cell table:style-name="ce57" office:value-type="string" calcext:value-type="string">
            <text:p>s9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5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6" office:value-type="string" calcext:value-type="string">
            <text:p>s95</text:p>
          </table:table-cell>
          <table:table-cell table:number-columns-repeated="5"/>
        </table:table-row>
        <table:table-row table:style-name="ro1">
          <table:table-cell/>
          <table:table-cell table:style-name="ce54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7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6" office:value-type="string" calcext:value-type="string">
            <text:p>s9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8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table:style-name="ce6" office:value-type="string" calcext:value-type="string">
            <text:p>s9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9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6" office:value-type="string" calcext:value-type="string">
            <text:p>s9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3941</text:p>
          </table:table-cell>
          <table:table-cell table:style-name="ce6" office:value-type="string" calcext:value-type="string">
            <text:p>s100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72</text:p>
          </table:table-cell>
          <table:table-cell office:value-type="string" calcext:value-type="string">
            <text:p>s10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0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2</text:p>
          </table:table-cell>
          <table:table-cell office:value-type="string" calcext:value-type="string">
            <text:p>s103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71</text:p>
          </table:table-cell>
          <table:table-cell office:value-type="string" calcext:value-type="string">
            <text:p>s10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976</text:p>
          </table:table-cell>
          <table:table-cell office:value-type="string" calcext:value-type="string">
            <text:p>s10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1</text:p>
          </table:table-cell>
          <table:table-cell office:value-type="string" calcext:value-type="string">
            <text:p>s10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office:value-type="string" calcext:value-type="string">
            <text:p>s10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7972</text:p>
          </table:table-cell>
          <table:table-cell office:value-type="string" calcext:value-type="string">
            <text:p>s10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934</text:p>
          </table:table-cell>
          <table:table-cell office:value-type="string" calcext:value-type="string">
            <text:p>s109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74" office:value-type="string" calcext:value-type="string">
            <text:p>091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71</text:p>
          </table:table-cell>
          <table:table-cell office:value-type="string" calcext:value-type="string">
            <text:p>s110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974</text:p>
          </table:table-cell>
          <table:table-cell office:value-type="string" calcext:value-type="string">
            <text:p>s11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801</text:p>
          </table:table-cell>
          <table:table-cell office:value-type="string" calcext:value-type="string">
            <text:p>s11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71</text:p>
          </table:table-cell>
          <table:table-cell office:value-type="string" calcext:value-type="string">
            <text:p>s113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973</text:p>
          </table:table-cell>
          <table:table-cell office:value-type="string" calcext:value-type="string">
            <text:p>s11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1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19</text:p>
          </table:table-cell>
          <table:table-cell office:value-type="string" calcext:value-type="string">
            <text:p>s116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1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32</text:p>
          </table:table-cell>
          <table:table-cell office:value-type="string" calcext:value-type="string">
            <text:p>s118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1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33</text:p>
          </table:table-cell>
          <table:table-cell office:value-type="string" calcext:value-type="string">
            <text:p>s120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32</text:p>
          </table:table-cell>
          <table:table-cell office:value-type="string" calcext:value-type="string">
            <text:p>s121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2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28</text:p>
          </table:table-cell>
          <table:table-cell office:value-type="string" calcext:value-type="string">
            <text:p>s123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2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26</text:p>
          </table:table-cell>
          <table:table-cell office:value-type="string" calcext:value-type="string">
            <text:p>s125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2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2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004</text:p>
          </table:table-cell>
          <table:table-cell office:value-type="string" calcext:value-type="string">
            <text:p>s12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2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9</text:p>
          </table:table-cell>
          <table:table-cell office:value-type="string" calcext:value-type="string">
            <text:p>s12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s130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003</text:p>
          </table:table-cell>
          <table:table-cell office:value-type="string" calcext:value-type="string">
            <text:p>s13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3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33</text:p>
          </table:table-cell>
          <table:table-cell office:value-type="string" calcext:value-type="string">
            <text:p>LastDirections0</text:p>
          </table:table-cell>
          <table:table-cell table:number-columns-repeated="4"/>
        </table:table-row>
        <table:table-row table:style-name="ro1">
          <table:table-cell/>
          <table:table-cell table:style-name="ce54" office:value-type="string" calcext:value-type="string">
            <text:p>09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68</text:p>
          </table:table-cell>
          <table:table-cell office:value-type="string" calcext:value-type="string">
            <text:p>s13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1</text:p>
          </table:table-cell>
          <table:table-cell office:value-type="string" calcext:value-type="string">
            <text:p>s13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973</text:p>
          </table:table-cell>
          <table:table-cell office:value-type="string" calcext:value-type="string">
            <text:p>s13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38</text:p>
          </table:table-cell>
          <table:table-cell office:value-type="string" calcext:value-type="string">
            <text:p>s13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3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2</text:p>
          </table:table-cell>
          <table:table-cell office:value-type="string" calcext:value-type="string">
            <text:p>s13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910</text:p>
          </table:table-cell>
          <table:table-cell office:value-type="string" calcext:value-type="string">
            <text:p>s140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4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table:style-name="ce6" office:value-type="string" calcext:value-type="string">
            <text:p>s14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2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6" office:value-type="string" calcext:value-type="string">
            <text:p>s14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3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2</text:p>
          </table:table-cell>
          <table:table-cell table:style-name="ce6" office:value-type="string" calcext:value-type="string">
            <text:p>s143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4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float" office:value="6004" calcext:value-type="float">
            <text:p>6004</text:p>
          </table:table-cell>
          <table:table-cell table:style-name="ce6" office:value-type="string" calcext:value-type="string">
            <text:p>s14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5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8</text:p>
          </table:table-cell>
          <table:table-cell table:style-name="ce6" office:value-type="string" calcext:value-type="string">
            <text:p>s14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6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976</text:p>
          </table:table-cell>
          <table:table-cell table:style-name="ce6" office:value-type="string" calcext:value-type="string">
            <text:p>s14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1</text:p>
          </table:table-cell>
          <table:table-cell table:style-name="ce6" office:value-type="string" calcext:value-type="string">
            <text:p>s14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8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97</text:p>
          </table:table-cell>
          <table:table-cell table:style-name="ce6" office:value-type="string" calcext:value-type="string">
            <text:p>s14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ce74"/>
          <table:table-cell table:style-name="ce6"/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5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21" office:value-type="string" calcext:value-type="string">
            <text:p>e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51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7</text:p>
          </table:table-cell>
          <table:table-cell table:style-name="ce21" office:value-type="string" calcext:value-type="string">
            <text:p>e1</text:p>
          </table:table-cell>
          <table:table-cell office:value-type="string" calcext:value-type="string">
            <text:p>directionPreSo</text:p>
          </table:table-cell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952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table:style-name="ce21" office:value-type="string" calcext:value-type="string">
            <text:p>e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53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21" office:value-type="string" calcext:value-type="string">
            <text:p>e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54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6003</text:p>
          </table:table-cell>
          <table:table-cell table:style-name="ce21" office:value-type="string" calcext:value-type="string">
            <text:p>e4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55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50</text:p>
          </table:table-cell>
          <table:table-cell table:style-name="ce21" office:value-type="string" calcext:value-type="string">
            <text:p>e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56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8</text:p>
          </table:table-cell>
          <table:table-cell table:style-name="ce21" office:value-type="string" calcext:value-type="string">
            <text:p>e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57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6</text:p>
          </table:table-cell>
          <table:table-cell table:style-name="ce21" office:value-type="string" calcext:value-type="string">
            <text:p>e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58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99</text:p>
          </table:table-cell>
          <table:table-cell table:style-name="ce21" office:value-type="string" calcext:value-type="string">
            <text:p>e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59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9</text:p>
          </table:table-cell>
          <table:table-cell table:style-name="ce21" office:value-type="string" calcext:value-type="string">
            <text:p>e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60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50</text:p>
          </table:table-cell>
          <table:table-cell table:style-name="ce21" office:value-type="string" calcext:value-type="string">
            <text:p>e1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61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3963</text:p>
          </table:table-cell>
          <table:table-cell table:style-name="ce21" office:value-type="string" calcext:value-type="string">
            <text:p>e1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62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02</text:p>
          </table:table-cell>
          <table:table-cell table:style-name="ce21" office:value-type="string" calcext:value-type="string">
            <text:p>e1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63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24</text:p>
          </table:table-cell>
          <table:table-cell table:style-name="ce21" office:value-type="string" calcext:value-type="string">
            <text:p>e13</text:p>
          </table:table-cell>
          <table:table-cell table:number-columns-repeated="5"/>
        </table:table-row>
        <table:table-row table:style-name="ro1">
          <table:table-cell/>
          <table:table-cell table:style-name="ce74"/>
          <table:table-cell table:style-name="ce21"/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65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c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6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c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c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6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774</text:p>
          </table:table-cell>
          <table:table-cell office:value-type="string" calcext:value-type="string">
            <text:p>c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c4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7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769</text:p>
          </table:table-cell>
          <table:table-cell office:value-type="string" calcext:value-type="string">
            <text:p>c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769</text:p>
          </table:table-cell>
          <table:table-cell office:value-type="string" calcext:value-type="string">
            <text:p>c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7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c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7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c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7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c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7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office:value-type="string" calcext:value-type="string">
            <text:p>c1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7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5</text:p>
          </table:table-cell>
          <table:table-cell office:value-type="string" calcext:value-type="string">
            <text:p>c1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7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2</text:p>
          </table:table-cell>
          <table:table-cell office:value-type="string" calcext:value-type="string">
            <text:p>c1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7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c1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7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directionSaverJump</text:p>
          </table:table-cell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9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c1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8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4</text:p>
          </table:table-cell>
          <table:table-cell office:value-type="string" calcext:value-type="string">
            <text:p>c1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8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c1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8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4</text:p>
          </table:table-cell>
          <table:table-cell office:value-type="string" calcext:value-type="string">
            <text:p>c1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74" office:value-type="string" calcext:value-type="string">
            <text:p>09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81</text:p>
          </table:table-cell>
          <table:table-cell table:style-name="ce21" office:value-type="string" calcext:value-type="string">
            <text:p>e14</text:p>
          </table:table-cell>
          <table:table-cell office:value-type="string" calcext:value-type="string">
            <text:p>Añadir Proceso</text:p>
          </table:table-cell>
          <table:table-cell office:value-type="string" calcext:value-type="string">
            <text:p>Cambiado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string" calcext:value-type="string">
            <text:p>098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7969</text:p>
          </table:table-cell>
          <table:table-cell table:style-name="ce21" office:value-type="string" calcext:value-type="string">
            <text:p>e1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8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00</text:p>
          </table:table-cell>
          <table:table-cell table:style-name="ce21" office:value-type="string" calcext:value-type="string">
            <text:p>e1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8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866</text:p>
          </table:table-cell>
          <table:table-cell table:style-name="ce21" office:value-type="string" calcext:value-type="string">
            <text:p>e17</text:p>
          </table:table-cell>
          <table:table-cell table:number-columns-repeated="5"/>
        </table:table-row>
        <table:table-row table:style-name="ro1" table:number-rows-repeated="5"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6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table:style-name="ce11" office:value-type="string" calcext:value-type="string">
            <text:p>p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7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7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table:style-name="ce12" office:value-type="string" calcext:value-type="string">
            <text:p>p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7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ZV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table:style-name="ce12" office:value-type="string" calcext:value-type="string">
            <text:p>p4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7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7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76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7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78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7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1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8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81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8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83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4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8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1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8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86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8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88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8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59" office:value-type="string" calcext:value-type="string">
            <text:p>p2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9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91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9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2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93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4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9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59" office:value-type="string" calcext:value-type="string">
            <text:p>p2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9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96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9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2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98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9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2" office:value-type="string" calcext:value-type="string">
            <text:p>P30</text:p>
          </table:table-cell>
          <table:table-cell office:value-type="string" calcext:value-type="string">
            <text:p>Condicion de parada</text:p>
          </table:table-cell>
          <table:table-cell table:number-columns-repeated="4"/>
        </table:table-row>
        <table:table-row table:style-name="ro1">
          <table:table-cell/>
          <table:table-cell table:style-name="ce55"/>
          <table:table-cell table:style-name="Default"/>
          <table:table-cell table:number-columns-repeated="5"/>
        </table:table-row>
        <calcext:conditional-formats>
          <calcext:conditional-format calcext:target-range-address="'Parallel SO'.G2:'Parallel SO'.G17 'Parallel SO'.B1:'Parallel SO'.B170 'Parallel SO'.B172:'Parallel SO'.B172 'Parallel SO'.B174:'Parallel SO'.B174 'Parallel SO'.B176:'Parallel SO'.B176 'Parallel SO'.B178:'Parallel SO'.B178 'Parallel SO'.B180:'Parallel SO'.B180 'Parallel SO'.B182:'Parallel SO'.B182 'Parallel SO'.B184:'Parallel SO'.B184 'Parallel SO'.B186:'Parallel SO'.B186 'Parallel SO'.B188:'Parallel SO'.B188 'Parallel SO'.B190:'Parallel SO'.B190 'Parallel SO'.B192:'Parallel SO'.B192 'Parallel SO'.B194:'Parallel SO'.B194 'Parallel SO'.B196:'Parallel SO'.B196 'Parallel SO'.B198:'Parallel SO'.B198 'Parallel SO'.B200:'Parallel SO'.B200 'Parallel SO'.B202:'Parallel SO'.B202 'Parallel SO'.B204:'Parallel SO'.B204 'Parallel SO'.B206:'Parallel SO'.B206 'Parallel SO'.B208:'Parallel SO'.B208 'Parallel SO'.B210:'Parallel SO'.B210 'Parallel SO'.B212:'Parallel SO'.B212 'Parallel SO'.B214:'Parallel SO'.B214 'Parallel SO'.B216:'Parallel SO'.B216 'Parallel SO'.B218:'Parallel SO'.B218 'Parallel SO'.B220:'Parallel SO'.B222 'Parallel SO'.B224:'Parallel SO'.B224 'Parallel SO'.B226:'Parallel SO'.B226 'Parallel SO'.B228:'Parallel SO'.B228 'Parallel SO'.B230:'Parallel SO'.B230 'Parallel SO'.B232:'Parallel SO'.B232 'Parallel SO'.B234:'Parallel SO'.B234 'Parallel SO'.B236:'Parallel SO'.B236 'Parallel SO'.B238:'Parallel SO'.B238 'Parallel SO'.B240:'Parallel SO'.B240 'Parallel SO'.B242:'Parallel SO'.B242 'Parallel SO'.B244:'Parallel SO'.B244 'Parallel SO'.B246:'Parallel SO'.B246 'Parallel SO'.B248:'Parallel SO'.B248 'Parallel SO'.B250:'Parallel SO'.B250 'Parallel SO'.B252:'Parallel SO'.B252 'Parallel SO'.B254:'Parallel SO'.B254 'Parallel SO'.B256:'Parallel SO'.B256 'Parallel SO'.B258:'Parallel SO'.B258 'Parallel SO'.B260:'Parallel SO'.B260 'Parallel SO'.B262:'Parallel SO'.B262 'Parallel SO'.B264:'Parallel SO'.B264 'Parallel SO'.B266:'Parallel SO'.B266 'Parallel SO'.B268:'Parallel SO'.B268 'Parallel SO'.B270:'Parallel SO'.B270 'Parallel SO'.B272:'Parallel SO'.B272 'Parallel SO'.B274:'Parallel SO'.B274 'Parallel SO'.B276:'Parallel SO'.B276 'Parallel SO'.B278:'Parallel SO'.B278 'Parallel SO'.B280:'Parallel SO'.B280 'Parallel SO'.B282:'Parallel SO'.B282 'Parallel SO'.B284:'Parallel SO'.B284 'Parallel SO'.B286:'Parallel SO'.B286 'Parallel SO'.B288:'Parallel SO'.B288 'Parallel SO'.B296:'Parallel SO'.B296 'Parallel SO'.B294:'Parallel SO'.B294 'Parallel SO'.B292:'Parallel SO'.B292 'Parallel SO'.B298:'Parallel SO'.B443 'Parallel SO'.B290:'Parallel SO'.B290">
            <calcext:condition calcext:apply-style-name="Untitled1" calcext:value="contains-text(&quot;0998&quot;)" calcext:base-cell-address="'Parallel SO'.B1"/>
          </calcext:conditional-format>
        </calcext:conditional-formats>
      </table:table>
      <table:table table:name="Tarjet_PC" table:style-name="ta2">
        <table:table-column table:style-name="co3" table:default-cell-style-name="Default"/>
        <table:table-column table:style-name="co3" table:default-cell-style-name="ce80"/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8" office:value-type="string" calcext:value-type="string">
            <text:p>8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8" office:value-type="string" calcext:value-type="string">
            <text:p>0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8" office:value-type="string" calcext:value-type="string">
            <text:p>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00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8" office:value-type="string" calcext:value-type="string">
            <text:p>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9" office:value-type="string" calcext:value-type="string">
            <text:p>08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8" office:value-type="string" calcext:value-type="string">
            <text:p>-0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9" office:value-type="string" calcext:value-type="string">
            <text:p>08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6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9" office:value-type="string" calcext:value-type="string">
            <text:p>08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9" office:value-type="string" calcext:value-type="string">
            <text:p>08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8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9" office:value-type="string" calcext:value-type="string">
            <text:p>08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9" office:value-type="string" calcext:value-type="string">
            <text:p>08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68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9" office:value-type="string" calcext:value-type="string">
            <text:p>08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79" office:value-type="string" calcext:value-type="string">
            <text:p>08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8" office:value-type="string" calcext:value-type="string">
            <text:p>09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9" office:value-type="string" calcext:value-type="string">
            <text:p>08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8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08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9" office:value-type="string" calcext:value-type="string">
            <text:p>08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8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79" office:value-type="string" calcext:value-type="string">
            <text:p>08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9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9" office:value-type="string" calcext:value-type="string">
            <text:p>08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9" office:value-type="string" calcext:value-type="string">
            <text:p>08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8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9" office:value-type="string" calcext:value-type="string">
            <text:p>08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79" office:value-type="string" calcext:value-type="string">
            <text:p>08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8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79" office:value-type="string" calcext:value-type="string">
            <text:p>08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9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79" office:value-type="string" calcext:value-type="string">
            <text:p>08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79" office:value-type="string" calcext:value-type="string">
            <text:p>08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89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79" office:value-type="string" calcext:value-type="string">
            <text:p>08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81" office:value-type="string" calcext:value-type="string">
            <text:p>18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79" office:value-type="string" calcext:value-type="string">
            <text:p>08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81" office:value-type="string" calcext:value-type="string">
            <text:p>40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79" office:value-type="string" calcext:value-type="string">
            <text:p>08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81" office:value-type="string" calcext:value-type="string">
            <text:p>29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79" office:value-type="string" calcext:value-type="string">
            <text:p>08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9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79" office:value-type="string" calcext:value-type="string">
            <text:p>08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68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79" office:value-type="string" calcext:value-type="string">
            <text:p>08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79" office:value-type="string" calcext:value-type="string">
            <text:p>083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8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79" office:value-type="string" calcext:value-type="string">
            <text:p>08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8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79" office:value-type="string" calcext:value-type="string">
            <text:p>083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698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79" office:value-type="string" calcext:value-type="string">
            <text:p>08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98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79" office:value-type="string" calcext:value-type="string">
            <text:p>08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696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79" office:value-type="string" calcext:value-type="string">
            <text:p>08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79" office:value-type="string" calcext:value-type="string">
            <text:p>08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385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79" office:value-type="string" calcext:value-type="string">
            <text:p>08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9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79" office:value-type="string" calcext:value-type="string">
            <text:p>08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9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79" office:value-type="string" calcext:value-type="string">
            <text:p>083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84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79" office:value-type="string" calcext:value-type="string">
            <text:p>084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79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79" office:value-type="string" calcext:value-type="string">
            <text:p>08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0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79" office:value-type="string" calcext:value-type="string">
            <text:p>08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97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79" office:value-type="string" calcext:value-type="string">
            <text:p>084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68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79" office:value-type="string" calcext:value-type="string">
            <text:p>084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79" office:value-type="string" calcext:value-type="string">
            <text:p>08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79" office:value-type="string" calcext:value-type="string">
            <text:p>08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96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79" office:value-type="string" calcext:value-type="string">
            <text:p>084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79" office:value-type="string" calcext:value-type="string">
            <text:p>08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696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79" office:value-type="string" calcext:value-type="string">
            <text:p>084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88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79" office:value-type="string" calcext:value-type="string">
            <text:p>085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82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79" office:value-type="string" calcext:value-type="string">
            <text:p>08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88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79" office:value-type="string" calcext:value-type="string">
            <text:p>085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8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79" office:value-type="string" calcext:value-type="string">
            <text:p>085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797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79" office:value-type="string" calcext:value-type="string">
            <text:p>085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401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79" office:value-type="string" calcext:value-type="string">
            <text:p>08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97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79" office:value-type="string" calcext:value-type="string">
            <text:p>085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685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79" office:value-type="string" calcext:value-type="string">
            <text:p>085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97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79" office:value-type="string" calcext:value-type="string">
            <text:p>085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79" office:value-type="string" calcext:value-type="string">
            <text:p>085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79" office:value-type="string" calcext:value-type="string">
            <text:p>086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79" office:value-type="string" calcext:value-type="string">
            <text:p>086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696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79" office:value-type="string" calcext:value-type="string">
            <text:p>086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97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79" office:value-type="string" calcext:value-type="string">
            <text:p>086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797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79" office:value-type="string" calcext:value-type="string">
            <text:p>086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697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79" office:value-type="string" calcext:value-type="string">
            <text:p>08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889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79" office:value-type="string" calcext:value-type="string">
            <text:p>086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18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79" office:value-type="string" calcext:value-type="string">
            <text:p>08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389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79" office:value-type="string" calcext:value-type="string">
            <text:p>086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79" office:value-type="string" calcext:value-type="string">
            <text:p>086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79" office:value-type="string" calcext:value-type="string">
            <text:p>087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696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79" office:value-type="string" calcext:value-type="string">
            <text:p>087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97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79" office:value-type="string" calcext:value-type="string">
            <text:p>087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97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79" office:value-type="string" calcext:value-type="string">
            <text:p>087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697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79" office:value-type="string" calcext:value-type="string">
            <text:p>087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97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79" office:value-type="string" calcext:value-type="string">
            <text:p>087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688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79" office:value-type="string" calcext:value-type="string">
            <text:p>08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79" office:value-type="string" calcext:value-type="string">
            <text:p>087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688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79" office:value-type="string" calcext:value-type="string">
            <text:p>087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79" office:value-type="string" calcext:value-type="string">
            <text:p>087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689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79" office:value-type="string" calcext:value-type="string">
            <text:p>088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97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79" office:value-type="string" calcext:value-type="string">
            <text:p>088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688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79" office:value-type="string" calcext:value-type="string">
            <text:p>088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98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79" office:value-type="string" calcext:value-type="string">
            <text:p>088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79" office:value-type="string" calcext:value-type="string">
            <text:p>088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698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82" office:value-type="string" calcext:value-type="string">
            <text:p>088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82" office:value-type="string" calcext:value-type="string">
            <text:p>088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82" office:value-type="string" calcext:value-type="string">
            <text:p>088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82" office:value-type="string" calcext:value-type="string">
            <text:p>088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8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82" office:value-type="string" calcext:value-type="string">
            <text:p>088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82" office:value-type="string" calcext:value-type="string">
            <text:p>089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82" office:value-type="string" calcext:value-type="string">
            <text:p>089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82" office:value-type="string" calcext:value-type="string">
            <text:p>089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82" office:value-type="string" calcext:value-type="string">
            <text:p>089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97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82" office:value-type="string" calcext:value-type="string">
            <text:p>089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68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82" office:value-type="string" calcext:value-type="string">
            <text:p>089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81" office:value-type="string" calcext:value-type="string">
            <text:p>8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82" office:value-type="string" calcext:value-type="string">
            <text:p>089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81" office:value-type="string" calcext:value-type="string">
            <text:p>099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82" office:value-type="string" calcext:value-type="string">
            <text:p>089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82" office:value-type="string" calcext:value-type="string">
            <text:p>089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82" office:value-type="string" calcext:value-type="string">
            <text:p>090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394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82" office:value-type="string" calcext:value-type="string">
            <text:p>090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9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82" office:value-type="string" calcext:value-type="string">
            <text:p>09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82" office:value-type="string" calcext:value-type="string">
            <text:p>09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697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82" office:value-type="string" calcext:value-type="string">
            <text:p>090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97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82" office:value-type="string" calcext:value-type="string">
            <text:p>09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97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82" office:value-type="string" calcext:value-type="string">
            <text:p>090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697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82" office:value-type="string" calcext:value-type="string">
            <text:p>090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82" office:value-type="string" calcext:value-type="string">
            <text:p>090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797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82" office:value-type="string" calcext:value-type="string">
            <text:p>090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393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79" office:value-type="string" calcext:value-type="string">
            <text:p>091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197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82" office:value-type="string" calcext:value-type="string">
            <text:p>091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97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82" office:value-type="string" calcext:value-type="string">
            <text:p>091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680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82" office:value-type="string" calcext:value-type="string">
            <text:p>091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97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82" office:value-type="string" calcext:value-type="string">
            <text:p>091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297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82" office:value-type="string" calcext:value-type="string">
            <text:p>091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82" office:value-type="string" calcext:value-type="string">
            <text:p>091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691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82" office:value-type="string" calcext:value-type="string">
            <text:p>091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82" office:value-type="string" calcext:value-type="string">
            <text:p>091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693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82" office:value-type="string" calcext:value-type="string">
            <text:p>091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82" office:value-type="string" calcext:value-type="string">
            <text:p>092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693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82" office:value-type="string" calcext:value-type="string">
            <text:p>092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193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82" office:value-type="string" calcext:value-type="string">
            <text:p>092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82" office:value-type="string" calcext:value-type="string">
            <text:p>092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692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82" office:value-type="string" calcext:value-type="string">
            <text:p>092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82" office:value-type="string" calcext:value-type="string">
            <text:p>092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692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82" office:value-type="string" calcext:value-type="string">
            <text:p>092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82" office:value-type="string" calcext:value-type="string">
            <text:p>09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600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82" office:value-type="string" calcext:value-type="string">
            <text:p>092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82" office:value-type="string" calcext:value-type="string">
            <text:p>092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697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82" office:value-type="string" calcext:value-type="string">
            <text:p>093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82" office:value-type="string" calcext:value-type="string">
            <text:p>093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600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82" office:value-type="string" calcext:value-type="string">
            <text:p>093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82" office:value-type="string" calcext:value-type="string">
            <text:p>093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82" office:value-type="string" calcext:value-type="string">
            <text:p>093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196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82" office:value-type="string" calcext:value-type="string">
            <text:p>093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697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82" office:value-type="string" calcext:value-type="string">
            <text:p>093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297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82" office:value-type="string" calcext:value-type="string">
            <text:p>093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693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82" office:value-type="string" calcext:value-type="string">
            <text:p>093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82" office:value-type="string" calcext:value-type="string">
            <text:p>093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697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82" office:value-type="string" calcext:value-type="string">
            <text:p>094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891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82" office:value-type="string" calcext:value-type="string">
            <text:p>094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82" office:value-type="string" calcext:value-type="string">
            <text:p>094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82" office:value-type="string" calcext:value-type="string">
            <text:p>094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697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54" office:value-type="string" calcext:value-type="string">
            <text:p>094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54" office:value-type="string" calcext:value-type="string">
            <text:p>094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196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54" office:value-type="string" calcext:value-type="string">
            <text:p>094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797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54" office:value-type="string" calcext:value-type="string">
            <text:p>094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697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54" office:value-type="string" calcext:value-type="string">
            <text:p>094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81" office:value-type="string" calcext:value-type="string">
            <text:p>889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79" office:value-type="string" calcext:value-type="string">
            <text:p>095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81" office:value-type="string" calcext:value-type="string">
            <text:p>099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79" office:value-type="string" calcext:value-type="string">
            <text:p>095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696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79" office:value-type="string" calcext:value-type="string">
            <text:p>095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79" office:value-type="string" calcext:value-type="string">
            <text:p>095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79" office:value-type="string" calcext:value-type="string">
            <text:p>095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600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79" office:value-type="string" calcext:value-type="string">
            <text:p>095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195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79" office:value-type="string" calcext:value-type="string">
            <text:p>095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297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79" office:value-type="string" calcext:value-type="string">
            <text:p>095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696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79" office:value-type="string" calcext:value-type="string">
            <text:p>095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199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79" office:value-type="string" calcext:value-type="string">
            <text:p>095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697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79" office:value-type="string" calcext:value-type="string">
            <text:p>096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195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79" office:value-type="string" calcext:value-type="string">
            <text:p>096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396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79" office:value-type="string" calcext:value-type="string">
            <text:p>096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880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79" office:value-type="string" calcext:value-type="string">
            <text:p>096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81" office:value-type="string" calcext:value-type="string">
            <text:p>882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79" office:value-type="string" calcext:value-type="string">
            <text:p>098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198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79" office:value-type="string" calcext:value-type="string">
            <text:p>098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796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79" office:value-type="string" calcext:value-type="string">
            <text:p>098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30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79" office:value-type="string" calcext:value-type="string">
            <text:p>098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886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79" office:value-type="string" calcext:value-type="string">
            <text:p>096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79" office:value-type="string" calcext:value-type="string">
            <text:p>096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79" office:value-type="string" calcext:value-type="string">
            <text:p>096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79" office:value-type="string" calcext:value-type="string">
            <text:p>096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077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79" office:value-type="string" calcext:value-type="string">
            <text:p>096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79" office:value-type="string" calcext:value-type="string">
            <text:p>097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76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79" office:value-type="string" calcext:value-type="string">
            <text:p>097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76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79" office:value-type="string" calcext:value-type="string">
            <text:p>097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79" office:value-type="string" calcext:value-type="string">
            <text:p>097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79" office:value-type="string" calcext:value-type="string">
            <text:p>097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60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79" office:value-type="string" calcext:value-type="string">
            <text:p>097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79" office:value-type="string" calcext:value-type="string">
            <text:p>097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000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79" office:value-type="string" calcext:value-type="string">
            <text:p>097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000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79" office:value-type="string" calcext:value-type="string">
            <text:p>097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79" office:value-type="string" calcext:value-type="string">
            <text:p>097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79" office:value-type="string" calcext:value-type="string">
            <text:p>098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79" office:value-type="string" calcext:value-type="string">
            <text:p>098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000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79" office:value-type="string" calcext:value-type="string">
            <text:p>098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79" office:value-type="string" calcext:value-type="string">
            <text:p>098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000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79" office:value-type="string" calcext:value-type="string">
            <text:p>076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79" office:value-type="string" calcext:value-type="string">
            <text:p>077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79" office:value-type="string" calcext:value-type="string">
            <text:p>077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79" office:value-type="string" calcext:value-type="string">
            <text:p>077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79" office:value-type="string" calcext:value-type="string">
            <text:p>077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79" office:value-type="string" calcext:value-type="string">
            <text:p>077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79" office:value-type="string" calcext:value-type="string">
            <text:p>077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79" office:value-type="string" calcext:value-type="string">
            <text:p>077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79" office:value-type="string" calcext:value-type="string">
            <text:p>078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79" office:value-type="string" calcext:value-type="string">
            <text:p>078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79" office:value-type="string" calcext:value-type="string">
            <text:p>078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79" office:value-type="string" calcext:value-type="string">
            <text:p>078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79" office:value-type="string" calcext:value-type="string">
            <text:p>079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79" office:value-type="string" calcext:value-type="string">
            <text:p>079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79" office:value-type="string" calcext:value-type="string">
            <text:p>079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79" office:value-type="string" calcext:value-type="string">
            <text:p>079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/>
          <table:table-cell table:style-name="ce79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79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79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79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79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79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79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79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79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79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79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79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79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79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79"/>
        </table:table-row>
        <table:table-row table:style-name="ro1">
          <table:table-cell table:number-columns-repeated="2"/>
        </table:table-row>
        <calcext:conditional-formats>
          <calcext:conditional-format calcext:target-range-address="Tarjet_PC.B290:Tarjet_PC.B290 Tarjet_PC.B288:Tarjet_PC.B288 Tarjet_PC.B286:Tarjet_PC.B286 Tarjet_PC.B284:Tarjet_PC.B284 Tarjet_PC.B189:Tarjet_PC.B282 Tarjet_PC.B2:Tarjet_PC.B188 Tarjet_PC.B292:Tarjet_PC.B428">
            <calcext:condition calcext:apply-style-name="Untitled1" calcext:value="contains-text(&quot;0998&quot;)" calcext:base-cell-address="Tarjet_PC.B2"/>
          </calcext:conditional-format>
        </calcext:conditional-formats>
      </table:table>
      <table:named-expressions/>
      <table:database-ranges>
        <table:database-range table:name="__Anonymous_Sheet_DB__2" table:target-range-address="FS_SO_C.A1:FS_SO_C.C39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27">
      <number:number number:decimal-places="1" loext:min-decimal-places="1" number:min-integer-digits="1"/>
    </number:number-style>
    <number:number-style style:name="N128">
      <number:number number:decimal-places="0" loext:min-decimal-places="0" number:min-integer-digits="4"/>
    </number:number-style>
    <number:number-style style:name="N129">
      <number:number number:decimal-places="0" loext:min-decimal-places="0" number:min-integer-digits="3"/>
    </number:number-style>
    <number:currency-style style:name="N10122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122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e9b91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 style:data-style-name="N2" text:time-value="21:40:05.217590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3-13T21:54:12.634347947</dc:date>
    <meta:editing-duration>P2DT3H35M9S</meta:editing-duration>
    <meta:editing-cycles>40</meta:editing-cycles>
    <meta:generator>LibreOffice/6.4.7.2$Linux_X86_64 LibreOffice_project/40$Build-2</meta:generator>
    <meta:document-statistic meta:table-count="7" meta:cell-count="5088" meta:object-count="0"/>
  </office:meta>
</office:document-meta>
</file>